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1.528cm"/>
    </style:style>
    <style:style style:name="Tabella1.B" style:family="table-column">
      <style:table-column-properties style:column-width="7.371cm"/>
    </style:style>
    <style:style style:name="Tabella1.C" style:family="table-column">
      <style:table-column-properties style:column-width="8.10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Heading_20_1" style:list-style-name=""/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Heading_20_1">
      <style:paragraph-properties fo:break-before="page"/>
      <style:text-properties officeooo:paragraph-rsid="0009072a"/>
    </style:style>
    <style:style style:name="P9" style:family="paragraph" style:parent-style-name="Text_20_body">
      <style:text-properties officeooo:rsid="0006eb60" officeooo:paragraph-rsid="0006eb60"/>
    </style:style>
    <style:style style:name="P10" style:family="paragraph" style:parent-style-name="Quotations">
      <style:text-properties officeooo:paragraph-rsid="0021b1dd"/>
    </style:style>
    <style:style style:name="P11" style:family="paragraph" style:parent-style-name="Text_20_body" style:list-style-name="L2"/>
    <style:style style:name="P12" style:family="paragraph" style:parent-style-name="Text_20_body">
      <style:text-properties officeooo:paragraph-rsid="0009072a"/>
    </style:style>
    <style:style style:name="P13" style:family="paragraph" style:parent-style-name="Text_20_body" style:list-style-name="L3"/>
    <style:style style:name="P14" style:family="paragraph" style:parent-style-name="Heading_20_2">
      <style:text-properties officeooo:paragraph-rsid="0009072a"/>
    </style:style>
    <style:style style:name="P15" style:family="paragraph" style:parent-style-name="Table_20_Contents">
      <style:text-properties officeooo:paragraph-rsid="0021b1dd"/>
    </style:style>
    <style:style style:name="P16" style:family="paragraph" style:parent-style-name="Table_20_Contents">
      <style:text-properties fo:font-style="italic" style:font-style-asian="italic" style:font-style-complex="italic"/>
    </style:style>
    <style:style style:name="P17" style:family="paragraph" style:parent-style-name="Heading_20_2">
      <style:text-properties officeooo:paragraph-rsid="0021b1dd"/>
    </style:style>
    <style:style style:name="P18" style:family="paragraph" style:parent-style-name="Text_20_body">
      <style:text-properties officeooo:paragraph-rsid="0021b1dd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5">
      <style:text-properties officeooo:rsid="001c7c09" officeooo:paragraph-rsid="001c7c09"/>
    </style:style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>
      <style:text-properties fo:font-variant="normal" fo:text-transform="none" fo:color="#212529" loext:opacity="100%" style:font-name="Open Sans" fo:font-size="12pt" fo:letter-spacing="normal" fo:font-style="normal" fo:font-weight="normal" officeooo:rsid="0012a353" officeooo:paragraph-rsid="0012a353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loext:padding="0cm" loext:border="none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color="#212529" loext:opacity="75%" loext:padding="0cm" loext:border="none"/>
    </style:style>
    <style:style style:name="P31" style:family="paragraph" style:parent-style-name="Risposta">
      <style:text-properties officeooo:paragraph-rsid="0021b1dd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1" fo:text-indent="0cm" style:auto-text-indent="false"/>
      <style:text-properties loext:padding="0cm" loext:border="none"/>
    </style:style>
    <style:style style:name="P33" style:family="paragraph">
      <style:paragraph-properties fo:text-align="start"/>
      <style:text-properties fo:font-family="inherit"/>
    </style:style>
    <style:style style:name="P34" style:family="paragraph" style:parent-style-name="Text_20_body">
      <style:paragraph-properties fo:margin-top="0cm" fo:margin-bottom="0.247cm" style:contextual-spacing="false"/>
      <style:text-properties loext:padding="0cm" loext:border="none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color="#212529" loext:opacity="75%" officeooo:paragraph-rsid="00143197" loext:padding="0cm" loext:border="none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43197" loext:padding="0cm" loext:border="none"/>
    </style:style>
    <style:style style:name="P37" style:family="paragraph" style:parent-style-name="Text_20_body">
      <style:text-properties officeooo:rsid="0012a353" officeooo:paragraph-rsid="0012a353"/>
    </style:style>
    <style:style style:name="P38" style:family="paragraph" style:parent-style-name="Text_20_body">
      <style:text-properties fo:font-size="14pt" fo:font-weight="bold" officeooo:rsid="0012a353" officeooo:paragraph-rsid="0012a353" style:font-size-asian="14pt" style:font-weight-asian="bold" style:font-size-complex="14pt" style:font-weight-complex="bold"/>
    </style:style>
    <style:style style:name="P39" style:family="paragraph" style:parent-style-name="Heading_20_2">
      <style:paragraph-properties fo:break-before="page"/>
      <style:text-properties fo:color="#212529" loext:opacity="100%" fo:font-size="14pt" fo:font-weight="bold" officeooo:rsid="0012a353" officeooo:paragraph-rsid="0012a353" fo:background-color="#ffffff" style:font-size-asian="14pt" style:font-weight-asian="bold" style:font-size-complex="14pt" style:font-weight-complex="bold" loext:padding="0cm" loext:border="none"/>
    </style:style>
    <style:style style:name="P40" style:family="paragraph" style:parent-style-name="Text_20_body">
      <style:paragraph-properties fo:margin-left="0.741cm" fo:margin-right="0.741cm" fo:margin-top="0cm" fo:margin-bottom="0.247cm" style:contextual-spacing="false" fo:text-indent="0cm" style:auto-text-indent="false"/>
      <style:text-properties fo:color="#212529" loext:opacity="100%" fo:background-color="#ffffff" loext:padding="0cm" loext:border="none"/>
    </style:style>
    <style:style style:name="P41" style:family="paragraph" style:parent-style-name="Text_20_body">
      <style:paragraph-properties fo:margin-left="0.741cm" fo:margin-right="0.741cm" fo:margin-top="0cm" fo:margin-bottom="0.247cm" style:contextual-spacing="false" fo:text-indent="0cm" style:auto-text-indent="false"/>
      <style:text-properties fo:color="#212529" loext:opacity="75%" fo:background-color="#ffffff" loext:padding="0cm" loext:border="none"/>
    </style:style>
    <style:style style:name="P42" style:family="paragraph" style:parent-style-name="Text_20_body">
      <style:paragraph-properties fo:margin-left="0.741cm" fo:margin-right="0.741cm" fo:margin-top="0cm" fo:margin-bottom="0.247cm" style:contextual-spacing="false" fo:orphans="1" fo:text-indent="0cm" style:auto-text-indent="false"/>
      <style:text-properties fo:color="#212529" loext:opacity="100%" fo:background-color="#ffffff" loext:padding="0cm" loext:border="none"/>
    </style:style>
    <style:style style:name="P43" style:family="paragraph" style:parent-style-name="Risposta">
      <style:text-properties fo:font-style="italic" style:font-style-asian="italic" style:font-style-complex="italic"/>
    </style:style>
    <style:style style:name="P44" style:family="paragraph" style:parent-style-name="Text_20_body">
      <style:text-properties fo:font-weight="bold" style:font-weight-asian="bold" style:font-weight-complex="bold"/>
    </style:style>
    <style:style style:name="P45" style:family="paragraph" style:parent-style-name="Risposta" style:list-style-name="L12"/>
    <style:style style:name="P46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75%" style:font-name="Open Sans" fo:font-size="12pt" fo:letter-spacing="normal" fo:font-style="normal" fo:font-weight="normal" loext:padding="0cm" loext:border="none"/>
    </style:style>
    <style:style style:name="T1" style:family="text">
      <style:text-properties officeooo:rsid="0009072a"/>
    </style:style>
    <style:style style:name="T2" style:family="text">
      <style:text-properties officeooo:rsid="0021b1dd"/>
    </style:style>
    <style:style style:name="T3" style:family="text">
      <style:text-properties officeooo:rsid="00095de3"/>
    </style:style>
    <style:style style:name="T4" style:family="text">
      <style:text-properties officeooo:rsid="000a0cc3"/>
    </style:style>
    <style:style style:name="T5" style:family="text">
      <style:text-properties officeooo:rsid="001c7c09"/>
    </style:style>
    <style:style style:name="T6" style:family="text">
      <style:text-properties officeooo:rsid="000da5f3"/>
    </style:style>
    <style:style style:name="T7" style:family="text">
      <style:text-properties officeooo:rsid="000f17cc"/>
    </style:style>
    <style:style style:name="T8" style:family="text">
      <style:text-properties officeooo:rsid="001e984a"/>
    </style:style>
    <style:style style:name="T9" style:family="text">
      <style:text-properties officeooo:rsid="0011128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e01b5"/>
    </style:style>
    <style:style style:name="T12" style:family="text">
      <style:text-properties fo:font-weight="normal" officeooo:rsid="001e984a" style:font-weight-asian="normal" style:font-weight-complex="normal"/>
    </style:style>
    <style:style style:name="T13" style:family="text">
      <style:text-properties officeooo:rsid="001c8aa2"/>
    </style:style>
    <style:style style:name="T14" style:family="text">
      <style:text-properties officeooo:rsid="001d242b"/>
    </style:style>
    <style:style style:name="T15" style:family="text">
      <style:text-properties fo:color="#212529" loext:opacity="75%"/>
    </style:style>
    <style:style style:name="T16" style:family="text">
      <style:text-properties fo:font-weight="bold"/>
    </style:style>
    <style:style style:name="T17" style:family="text">
      <style:text-properties officeooo:rsid="00190b00"/>
    </style:style>
    <style:style style:name="T18" style:family="text">
      <style:text-properties fo:color="#212529" loext:opacity="100%"/>
    </style:style>
    <style:style style:name="T19" style:family="text">
      <style:text-properties officeooo:rsid="001dd5be"/>
    </style:style>
    <style:style style:name="T20" style:family="text">
      <style:text-properties officeooo:rsid="001e3399"/>
    </style:style>
    <style:style style:name="T21" style:family="text">
      <style:text-properties officeooo:rsid="001bed9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background-color="#ffffff" loext:decorative="false" style:wrap="righ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0d6efd" loext:decorative="false" style:wrap="righ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field.public_info_language" form:control-implementation="ooo:com.sun.star.form.component.RadioButton" xml:id="control1" form:id="control1" form:current-selected="true" form:selected="true" form:value="Italia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public_info_language" form:control-implementation="ooo:com.sun.star.form.component.RadioButton" xml:id="control2" form:id="control2" form:value="Englis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checkbox form:name="field.topics" form:control-implementation="ooo:com.sun.star.form.component.CheckBox" xml:id="control3" form:id="control3" form:value="Aerospac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4" form:id="control4" form:value="Agriculture &amp; Gardening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5" form:id="control5" form:value="Architectu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6" form:id="control6" form:value="Ar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7" form:id="control7" form:value="Artificial Intelligenc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8" form:id="control8" form:value="Audio &amp; Music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9" form:id="control9" form:value="Bik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0" form:id="control10" form:value="Circular Econom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1" form:id="control11" form:value="Craft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2" form:id="control12" form:value="Cultural Heritag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3" form:id="control13" form:value="Design &amp; Furnitu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4" form:id="control14" form:value="Digital Fabric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5" form:id="control15" form:value="Drones &amp; Rover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6" form:id="control16" form:value="Educational Technolog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7" form:id="control17" form:value="Electronics &amp; Io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8" form:id="control18" form:value="Energ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19" form:id="control19" form:value="Fashion &amp; Wearabl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0" form:id="control20" form:value="Foo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1" form:id="control21" form:value="Gam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2" form:id="control22" form:value="Healt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3" form:id="control23" form:value="Home Autom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4" form:id="control24" form:value="Industrial Autom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5" form:id="control25" form:value="Mobil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6" form:id="control26" form:value="New Material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7" form:id="control27" form:value="Open Sourc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8" form:id="control28" form:value="Pets &amp; Animal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29" form:id="control29" form:value="Photograph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0" form:id="control30" form:value="Projects for Kid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1" form:id="control31" form:value="Retrocomput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2" form:id="control32" form:value="Robot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3" form:id="control33" form:value="Scienc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4" form:id="control34" form:value="Smart Citi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5" form:id="control35" form:value="Spor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6" form:id="control36" form:value="Steam Pun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7" form:id="control37" form:value="Sustainabil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topics" form:control-implementation="ooo:com.sun.star.form.component.CheckBox" xml:id="control38" form:id="control38" form:value="Virtual Real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radio form:name="field.category" form:control-implementation="ooo:com.sun.star.form.component.RadioButton" xml:id="control39" form:id="control39" form:value="Innovative project - Progetto innovativ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category" form:control-implementation="ooo:com.sun.star.form.component.RadioButton" xml:id="control40" form:id="control40" form:current-selected="true" form:selected="true" form:value="Creative project - Progetto creativ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category" form:control-implementation="ooo:com.sun.star.form.component.RadioButton" xml:id="control41" form:id="control41" form:value="Informative project - Progetto divulgativ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</form:form>
        <form:form form:name="unnamed1" form:apply-filter="true" form:enctype="multipart/formdata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field.project_completion" form:control-implementation="ooo:com.sun.star.form.component.RadioButton" xml:id="control42" form:id="control42" form:value="Complete - It already work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project_completion" form:control-implementation="ooo:com.sun.star.form.component.RadioButton" xml:id="control43" form:id="control43" form:current-selected="true" form:selected="true" form:value="In progress - I will finish it before Maker Fai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project_completion" form:control-implementation="ooo:com.sun.star.form.component.RadioButton" xml:id="control44" form:id="control44" form:value="In progress - I will finish it after Maker Fai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checkbox form:name="field.purpose" form:control-implementation="ooo:com.sun.star.form.component.CheckBox" xml:id="control45" form:id="control45" form:value="Showcasing my project and sharing knowledg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urpose" form:control-implementation="ooo:com.sun.star.form.component.CheckBox" xml:id="control46" form:id="control46" form:value="Creating a hands-on activity to inspire others to mak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urpose" form:control-implementation="ooo:com.sun.star.form.component.CheckBox" xml:id="control47" form:id="control47" form:value="Selling at Maker Fai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urpose" form:control-implementation="ooo:com.sun.star.form.component.CheckBox" xml:id="control48" form:id="control48" form:value="Promoting a product or servic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urpose" form:control-implementation="ooo:com.sun.star.form.component.CheckBox" xml:id="control49" form:id="control49" form:value="Launching a product or servic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urpose" form:control-implementation="ooo:com.sun.star.form.component.CheckBox" xml:id="control50" form:id="control50" form:value="Active Networking (collecting names, signatures, etc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urpose" form:control-implementation="ooo:com.sun.star.form.component.CheckBox" xml:id="control51" form:id="control51" form:value="Launching or soliciting support for a crowdfunding campaig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urpose" form:control-implementation="ooo:com.sun.star.form.component.CheckBox" xml:id="control52" form:id="control52" form:value="None of the abov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radio form:name="field.hands_on" form:control-implementation="ooo:com.sun.star.form.component.RadioButton" xml:id="control53" form:id="control53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hands_on" form:control-implementation="ooo:com.sun.star.form.component.RadioButton" xml:id="control54" form:id="control54" form:current-selected="true" form:select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checkbox form:name="field.previous_mfr" form:control-implementation="ooo:com.sun.star.form.component.CheckBox" xml:id="control55" form:id="control55" form:value="20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56" form:id="control56" form:value="20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57" form:id="control57" form:value="20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58" form:id="control58" form:value="20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59" form:id="control59" form:value="20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60" form:id="control60" form:value="20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61" form:id="control61" form:value="20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62" form:id="control62" form:value="20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63" form:id="control63" form:value="20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64" form:id="control64" form:value="20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65" form:id="control65" form:value="20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checkbox form:name="field.previous_mfr" form:control-implementation="ooo:com.sun.star.form.component.CheckBox" xml:id="control66" form:id="control66" form:value="20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checkbox>
          <form:radio form:name="field.is_startup" form:control-implementation="ooo:com.sun.star.form.component.RadioButton" xml:id="control67" form:id="control67" form:value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is_startup" form:control-implementation="ooo:com.sun.star.form.component.RadioButton" xml:id="control68" form:id="control68" form:selected="true" form:value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is_startup" form:control-implementation="ooo:com.sun.star.form.component.RadioButton" xml:id="control69" form:id="control69" form:value="No, but it's in our plan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sell_products" form:control-implementation="ooo:com.sun.star.form.component.RadioButton" xml:id="control70" form:id="control70" form:value="N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sell_products" form:control-implementation="ooo:com.sun.star.form.component.RadioButton" xml:id="control71" form:id="control71" form:value="No, but I sell them on my websi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sell_products" form:control-implementation="ooo:com.sun.star.form.component.RadioButton" xml:id="control72" form:id="control72" form:current-selected="true" form:selected="true" form:value="No, but I will start selling them after Maker Fai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sell_products" form:control-implementation="ooo:com.sun.star.form.component.RadioButton" xml:id="control73" form:id="control73" form:value="Yes, I will sell products at Maker Fai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  <form:radio form:name="field.sell_products" form:control-implementation="ooo:com.sun.star.form.component.RadioButton" xml:id="control74" form:id="control74" form:value="Yes, I will take orders for my products at Maker Fai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C:/GitHub/ProgettiESP/Esp32_MQTT_Terrario/documentazione/video.odt/content.xml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itle">Testo <text:span text:style-name="T1">per la </text:span>presentazione alla Call di Maker Faire</text:p>
      <text:h text:style-name="P1" text:outline-level="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P2">Indice generale</text:p>
          </text:index-title>
          <text:p text:style-name="P3"><text:a xlink:type="simple" xlink:href="#__RefHeading___Toc1_3394864921" text:style-name="Index_20_Link" text:visited-style-name="Index_20_Link">Versione 1 del testo per video<text:tab/>3</text:a></text:p>
          <text:p text:style-name="P3"><text:a xlink:type="simple" xlink:href="#__RefHeading___Toc3_3394864921" text:style-name="Index_20_Link" text:visited-style-name="Index_20_Link">Versione 2 del testo per video<text:tab/>5</text:a></text:p>
          <text:p text:style-name="P3"><text:a xlink:type="simple" xlink:href="#__RefHeading___Toc2085_3025058518" text:style-name="Index_20_Link" text:visited-style-name="Index_20_Link">Versione 3 del testo per video (meno formale)<text:tab/>7</text:a></text:p>
          <text:p text:style-name="P4"><text:a xlink:type="simple" xlink:href="#__RefHeading___Toc349_3394864921" text:style-name="Index_20_Link" text:visited-style-name="Index_20_Link">Scaletta dettagliata (durata totale: ~2:00)<text:tab/>8</text:a></text:p>
          <text:p text:style-name="P3"><text:a xlink:type="simple" xlink:href="#__RefHeading___Toc5_3394864921" text:style-name="Index_20_Link" text:visited-style-name="Index_20_Link">Presentazione tecnica (da allegare)<text:tab/>9</text:a></text:p>
          <text:p text:style-name="P4"><text:a xlink:type="simple" xlink:href="#__RefHeading___Toc7_3394864921" text:style-name="Index_20_Link" text:visited-style-name="Index_20_Link">🧪 Terrario Evoluto<text:tab/>9</text:a></text:p>
          <text:p text:style-name="P5"><text:a xlink:type="simple" xlink:href="#__RefHeading___Toc9_3394864921" text:style-name="Index_20_Link" text:visited-style-name="Index_20_Link">🔍 Descrizione del progetto<text:tab/>9</text:a></text:p>
          <text:p text:style-name="P5"><text:a xlink:type="simple" xlink:href="#__RefHeading___Toc11_3394864921" text:style-name="Index_20_Link" text:visited-style-name="Index_20_Link">🧠 Componenti principali<text:tab/>9</text:a></text:p>
          <text:p text:style-name="P5"><text:a xlink:type="simple" xlink:href="#__RefHeading___Toc13_3394864921" text:style-name="Index_20_Link" text:visited-style-name="Index_20_Link">📱 Software e connettività<text:tab/>9</text:a></text:p>
          <text:p text:style-name="P5"><text:a xlink:type="simple" xlink:href="#__RefHeading___Toc15_3394864921" text:style-name="Index_20_Link" text:visited-style-name="Index_20_Link">🧩 Funzionalità avanzate<text:tab/>10</text:a></text:p>
          <text:p text:style-name="P5"><text:a xlink:type="simple" xlink:href="#__RefHeading___Toc17_3394864921" text:style-name="Index_20_Link" text:visited-style-name="Index_20_Link">🧰 Tecnologie e strumenti utilizzati<text:tab/>10</text:a></text:p>
          <text:p text:style-name="P5"><text:a xlink:type="simple" xlink:href="#__RefHeading___Toc19_3394864921" text:style-name="Index_20_Link" text:visited-style-name="Index_20_Link">🎯 Obiettivi del progetto<text:tab/>10</text:a></text:p>
          <text:p text:style-name="P5"><text:a xlink:type="simple" xlink:href="#__RefHeading___Toc21_3394864921" text:style-name="Index_20_Link" text:visited-style-name="Index_20_Link">🛠️ Stato del progetto<text:tab/>10</text:a></text:p>
          <text:p text:style-name="P5"><text:a xlink:type="simple" xlink:href="#__RefHeading___Toc23_3394864921" text:style-name="Index_20_Link" text:visited-style-name="Index_20_Link">🚀 Perché portarlo alla Maker Faire<text:tab/>10</text:a></text:p>
          <text:p text:style-name="P5"><text:a xlink:type="simple" xlink:href="#__RefHeading___Toc27_3394864921" text:style-name="Index_20_Link" text:visited-style-name="Index_20_Link">📞 Contatti<text:tab/>11</text:a></text:p>
          <text:p text:style-name="P3"><text:a xlink:type="simple" xlink:href="#__RefHeading___Toc2087_3025058518" text:style-name="Index_20_Link" text:visited-style-name="Index_20_Link">Questionario Maker Faire<text:tab/>12</text:a></text:p>
          <text:p text:style-name="P4"><text:a xlink:type="simple" xlink:href="#__RefHeading___Toc2089_3025058518" text:style-name="Index_20_Link" text:visited-style-name="Index_20_Link">Descrizione del progetto<text:tab/>12</text:a></text:p>
          <text:p text:style-name="P4"><text:a xlink:type="simple" xlink:href="#__RefHeading___Toc2091_3025058518" text:style-name="Index_20_Link" text:visited-style-name="Index_20_Link">Informazioni pubbliche<text:tab/>16</text:a></text:p>
          <text:p text:style-name="P4"><text:a xlink:type="simple" xlink:href="#__RefHeading___Toc2043_945751147" text:style-name="Index_20_Link" text:visited-style-name="Index_20_Link">Foto/video<text:tab/>20</text:a></text:p>
        </text:index-body>
      </text:table-of-content>
      <text:p text:style-name="Text_20_body"/>
      <text:h text:style-name="P6" text:outline-level="1"><text:bookmark-start text:name="__RefHeading___Toc1_3394864921"/><text:span text:style-name="T1">Versione</text:span> 1 <text:span text:style-name="T1">del testo per video</text:span><text:bookmark-end text:name="__RefHeading___Toc1_3394864921"/></text:h>
      <text:p text:style-name="Text_20_body"/>
      <text:p text:style-name="Text_20_body"/>
      <text:p text:style-name="Text_20_body">🎙️ <text:span text:style-name="Strong_20_Emphasis">VOCE NARRANTE (tono pacato, affascinato):</text:span></text:p>
      <text:p text:style-name="Text_20_body"><text:span text:style-name="Emphasis">Musica leggera e suggestiva in sottofondo. Inquadratura iniziale su una mensola, luce naturale, diversi barattoli di vetro in primo piano.</text:span></text:p>
      <text:p text:style-name="Quotations">"In un angolo silenzioso del nostro mondo moderno, esiste un ecosistema in miniatura.<text:line-break/>Chiuso in un semplice barattolo di vetro, grande quanto una mano...<text:line-break/>vive un frammento di natura, autosufficiente e sorprendentemente vivo."</text:p>
      <text:p text:style-name="Text_20_body"><text:span text:style-name="Emphasis">Ripresa lenta e fluida, dolly in avanti su un barattolo di vetro da 12 cm di diametro e 20 di altezza. Zoom su felci, muschi, gocce di condensa sul vetro.</text:span></text:p>
      <text:p text:style-name="Quotations">"Un terrario chiuso. Un giardino in bottiglia.<text:line-break/>Ma non è solo una creazione estetica…<text:line-break/>È un piccolo mondo in equilibrio, governato da una tecnologia che non si vede, ma si percepisce."</text:p>
      <text:p text:style-name="Text_20_body"><text:span text:style-name="Emphasis">Taglio su un dettaglio: il tappo. Movimento circolare di camera che lo esplora. Taglio ravvicinato sui tre LED e display acceso.</text:span></text:p>
      <text:p text:style-name="Quotations">"A renderlo speciale è lui: il <text:span text:style-name="Strong_20_Emphasis">tappo smart</text:span>.<text:line-break/>Un concentrato di ingegno, dove biologia e microelettronica si incontrano in armonia."</text:p>
      <text:p text:style-name="Text_20_body"><text:span text:style-name="Emphasis">Inquadratura ravvicinata del tappo aperto: si intravede la scheda ESP32. Le luci dei LED cambiano: blu, rosso, bianco.</text:span></text:p>
      <text:p text:style-name="Quotations">"Un cuore digitale, basato su ESP32, che regola con precisione le condizioni ambientali.<text:line-break/>Tre LED – bianco, rosso e blu – simulano la luce del giorno, o ricreano quella delle albe tropicali."</text:p>
      <text:p text:style-name="Text_20_body"><text:span text:style-name="Emphasis">Taglio su display integrato nel tappo, ben visibile. Viene mostrata l’interfaccia con temperatura, umidità, meteo settimanale.</text:span></text:p>
      <text:p text:style-name="Quotations">"Sul piccolo display, come in una finestra sul futuro, appaiono i parametri vitali:<text:line-break/>temperatura, umidità, e perfino le previsioni meteo dei prossimi sette giorni.<text:line-break/>Una guida luminosa per il microclima racchiuso qui dentro."</text:p>
      <text:p text:style-name="Text_20_body"><text:span text:style-name="Emphasis">Transizione su smartphone con app aperta, si vede l'interfaccia. Viene toccato un pulsante, cambia la luce nel terrario in tempo reale.</text:span></text:p>
      <text:p text:style-name="Quotations">"E non finisce qui.<text:line-break/>Grazie alla connettività MQTT, tutto può essere monitorato e controllato… da remoto, tramite app."</text:p>
      <text:p text:style-name="Text_20_body"><text:span text:style-name="Emphasis">Inquadratura finale dall’alto: più terrari allineati, con luci diverse. Piano piano si spegne tutto tranne uno, che resta illuminato in blu tenue.</text:span></text:p>
      <text:p text:style-name="Quotations"><text:soft-page-break/>"In questi barattoli, la natura si sposa con l’ingegno.<text:line-break/>Sono piccoli mondi… ma anche grandi idee."</text:p>
      <text:p text:style-name="Text_20_body"><text:span text:style-name="Emphasis">Zoom lento verso il terrario acceso. Voce si abbassa lievemente.</text:span></text:p>
      <text:p text:style-name="Quotations">"Ed è proprio qui che l’innovazione non fa rumore…<text:line-break/>ma illumina la vita, goccia dopo goccia."</text:p>
      <text:p text:style-name="Horizontal_20_Line"/>
      <text:p text:style-name="Text_20_body">🎬 <text:span text:style-name="Strong_20_Emphasis">NOTE TECNICHE PER LE RIPRESE:</text:span></text:p>
      <text:list text:style-name="L1">
        <text:list-item>
          <text:p text:style-name="P7"><text:span text:style-name="Strong_20_Emphasis">Intro:</text:span> camera slider o gimbal per movimenti fluidi su più terrari, luce naturale diffusa.</text:p>
        </text:list-item>
        <text:list-item>
          <text:p text:style-name="P7"><text:span text:style-name="Strong_20_Emphasis">Macro e dettagli:</text:span> obiettivo macro per muschi, condensa, LED e componenti del tappo.</text:p>
        </text:list-item>
        <text:list-item>
          <text:p text:style-name="P7"><text:span text:style-name="Strong_20_Emphasis">Luci LED:</text:span> mostrare i tre colori uno dopo l’altro, anche in combinazione.</text:p>
        </text:list-item>
        <text:list-item>
          <text:p text:style-name="P7"><text:span text:style-name="Strong_20_Emphasis">Display:</text:span> girare più clip con dati ambientali e meteo, chiara leggibilità.</text:p>
        </text:list-item>
        <text:list-item>
          <text:p text:style-name="P7"><text:span text:style-name="Strong_20_Emphasis">Smartphone/app:</text:span> ripresa su sfondo scuro per evidenziare il cambio di luce nel terrario.</text:p>
        </text:list-item>
        <text:list-item>
          <text:p text:style-name="P7"><text:span text:style-name="Strong_20_Emphasis">Finale:</text:span> camera top-down o 45° inclinata per mostrare più unità, dissolvenza su terrario illuminato.</text:p>
        </text:list-item>
      </text:list>
      <text:p text:style-name="Horizontal_20_Line"/>
      <text:p text:style-name="Text_20_body"/>
      <text:h text:style-name="P8" text:outline-level="1"><text:bookmark-start text:name="__RefHeading___Toc3_3394864921"/><text:span text:style-name="T1">Versione</text:span> <text:span text:style-name="T1">2</text:span> <text:span text:style-name="T1">del testo per video</text:span><text:bookmark-end text:name="__RefHeading___Toc3_3394864921"/></text:h>
      <text:p text:style-name="P9"/>
      <text:p text:style-name="P9">🎙️ <text:span text:style-name="Strong_20_Emphasis">VOCE NARRANTE (ritmo deciso, tono tecnico ma chiaro):</text:span></text:p>
      <text:p text:style-name="Text_20_body"><text:span text:style-name="Emphasis">Inizio con titolo su sfondo nero: “</text:span><text:span text:style-name="Emphasis"><text:span text:style-name="T2">Terrario Evoluto</text:span></text:span><text:span text:style-name="Emphasis"> – Tecnologia al servizio della natura”</text:span></text:p>
      <text:p text:style-name="Quotations">"Questo non è un semplice terrario.<text:line-break/>È un ecosistema chiuso, autonomo… e intelligente."</text:p>
      <text:p text:style-name="Text_20_body"><text:span text:style-name="Emphasis">Ripresa frontale del barattolo in primo piano, illuminazione controllata. Viene ruotato lentamente su un piatto motorizzato.</text:span></text:p>
      <text:p text:style-name="Quotations">"Il cuore del progetto è il <text:span text:style-name="Strong_20_Emphasis">tappo smart</text:span>, un modulo compatto che integra elettronica di controllo, sensori e illuminazione multicanale."</text:p>
      <text:p text:style-name="Text_20_body"><text:span text:style-name="Emphasis">Zoom sul tappo mentre viene separato dal barattolo: evidenziare struttura interna, cablaggio ordinato, scheda ESP32.</text:span></text:p>
      <text:p text:style-name="Quotations">"<text:span text:style-name="Strong_20_Emphasis">ESP32</text:span>, Wi-Fi integrato, basso consumo.<text:line-break/>Il microcontrollore gestisce i tre LED – bianco, rosso e blu – per ricreare cicli luminosi personalizzabili."</text:p>
      <text:p text:style-name="Text_20_body"><text:span text:style-name="Emphasis">Cut: breve demo del cambio luce RGB con timer automatico o controllo manuale.</text:span></text:p>
      <text:p text:style-name="Quotations">"I parametri ambientali vengono monitorati in tempo reale:<text:line-break/>temperatura, umidità, e condizioni esterne, con aggiornamento meteo per 7 giorni."</text:p>
      <text:p text:style-name="Text_20_body"><text:span text:style-name="Emphasis">Ripresa del display TFT integrato: chiaro, leggibile. Cambia schermata da dati attuali a meteo settimanale.</text:span></text:p>
      <text:p text:style-name="Quotations">"Tutto è visibile direttamente sul display integrato, oppure... a distanza."</text:p>
      <text:p text:style-name="Text_20_body"><text:span text:style-name="Emphasis">Cut: smartphone con app aperta, si mostra la comunicazione via MQTT.</text:span></text:p>
      <text:p text:style-name="Quotations">"Grazie al protocollo <text:span text:style-name="Strong_20_Emphasis">MQTT</text:span>, è possibile controllare più terrari contemporaneamente da remoto, anche in scenari di automazione domestica."</text:p>
      <text:p text:style-name="Text_20_body"><text:span text:style-name="Emphasis">Taglio su più barattoli, luci diverse, animazione dati in overlay: temperatura, umidità, stato LED.</text:span></text:p>
      <text:p text:style-name="Quotations">"Il design è modulare. Il tappo è replicabile, adattabile a qualsiasi contenitore standard.<text:line-break/>Una piattaforma ideale per esperimenti, didattica, o applicazioni IoT orientate alla sostenibilità."</text:p>
      <text:p text:style-name="Text_20_body"><text:span text:style-name="Emphasis">Timeline rapida: stampa 3D del tappo, assemblaggio, programmazione via USB, test su banco.</text:span></text:p>
      <text:p text:style-name="Quotations">"Interamente realizzato con strumenti accessibili: stampa 3D, componenti standard, <text:span text:style-name="T1">librerie</text:span> open source."</text:p>
      <text:p text:style-name="Text_20_body"><text:span text:style-name="Emphasis">Finale con una panoramica di tutti i terrari accesi, ciascuno con un colore diverso e dati diversi sul display.</text:span></text:p>
      <text:p text:style-name="P10"><text:soft-page-break/>"<text:span text:style-name="T2">il </text:span><text:span text:style-name="Emphasis"><text:span text:style-name="T2">Terrario Evoluto</text:span></text:span> è la dimostrazione che la tecnologia può essere invisibile, ma fondamentale.<text:line-break/>Una piccola idea… con grandi possibilità."</text:p>
      <text:p text:style-name="Text_20_body"><text:span text:style-name="Emphasis">Logo progetto, QR code per GitHub o sito, call to action: “Scoprilo alla Maker Faire”</text:span></text:p>
      <text:p text:style-name="Horizontal_20_Line"/>
      <text:p text:style-name="Text_20_body">🎬 <text:span text:style-name="Strong_20_Emphasis">NOTE TECNICHE PER IL VIDEO:</text:span></text:p>
      <text:list text:style-name="L2">
        <text:list-item>
          <text:p text:style-name="P11"><text:span text:style-name="Strong_20_Emphasis">Durata</text:span>: circa <text:span text:style-name="Strong_20_Emphasis">2 minuti</text:span> con ritmo più rapido rispetto alla versione narrativa.</text:p>
        </text:list-item>
        <text:list-item>
          <text:p text:style-name="P11"><text:span text:style-name="Strong_20_Emphasis">Riprese suggerite</text:span>:</text:p>
          <text:list>
            <text:list-item>
              <text:p text:style-name="P11">Dettagli tecnici del tappo e dei collegamenti interni.</text:p>
            </text:list-item>
            <text:list-item>
              <text:p text:style-name="P11">Funzionamento del display (diverse schermate).</text:p>
            </text:list-item>
            <text:list-item>
              <text:p text:style-name="P11">LED in funzione con diverse combinazioni RGB.</text:p>
            </text:list-item>
            <text:list-item>
              <text:p text:style-name="P11">Dimostrazione di controllo remoto tramite app MQTT.</text:p>
            </text:list-item>
            <text:list-item>
              <text:p text:style-name="P11">Breve time-lapse di montaggio del tappo o animazione tecnica in overlay.</text:p>
            </text:list-item>
            <text:list-item>
              <text:p text:style-name="P11">Visualizzazione multipla (più terrari attivi con dati sincronizzati).</text:p>
            </text:list-item>
          </text:list>
        </text:list-item>
        <text:list-item>
          <text:p text:style-name="P11"><text:span text:style-name="Strong_20_Emphasis">Overlay grafici</text:span>: evidenziare dati, flussi MQTT, schema blocchi.</text:p>
        </text:list-item>
      </text:list>
      <text:p text:style-name="P9"/>
      <text:p text:style-name="P9"/>
      <text:h text:style-name="P8" text:outline-level="1"><text:bookmark-start text:name="__RefHeading___Toc2085_3025058518"/><text:bookmark-start text:name="Copia __RefHeading___Toc3_3394864921 1"/><text:span text:style-name="T1">Versione</text:span> <text:span text:style-name="T1">3</text:span> <text:span text:style-name="T1">del testo per video </text:span><text:span text:style-name="T3">(meno formale)</text:span><text:bookmark-end text:name="__RefHeading___Toc2085_3025058518"/><text:bookmark-end text:name="Copia __RefHeading___Toc3_3394864921 1"/></text:h>
      <text:p text:style-name="P12"/>
      <text:p text:style-name="P12">🎙️ <text:span text:style-name="Strong_20_Emphasis">VOCE FUORI CAMPO (voce naturale, chiara, senza troppa enfasi)</text:span></text:p>
      <text:p text:style-name="Text_20_body"><text:span text:style-name="Emphasis">Inquadratura iniziale su un barattolo in vetro con luce calda, poi taglio sul tappo smart.</text:span></text:p>
      <text:p text:style-name="Quotations">"Questo è un terrario chiuso, ma con una particolarità:<text:line-break/>sul tappo c’è tutta l’elettronica che serve per monitorare e controllare il suo microclima."</text:p>
      <text:p text:style-name="Text_20_body"><text:span text:style-name="Emphasis">Ripresa del tappo smontato, si vedono scheda e componenti.</text:span></text:p>
      <text:p text:style-name="Quotations">"Dentro c’è un <text:span text:style-name="Strong_20_Emphasis">ESP32</text:span>, connesso in Wi-Fi.<text:line-break/>Gestisce tre LED – bianco, rosso e blu – che simulano l’alternanza luce-giorno, ma volendo si possono usare anche per coltivazioni particolari."</text:p>
      <text:p text:style-name="Text_20_body"><text:span text:style-name="Emphasis">Cut: si accendono i LED uno alla volta, poi insieme.</text:span></text:p>
      <text:p text:style-name="Quotations">"Il tappo è stampato in 3D. Il formato è standard <text:span text:style-name="T4">per i barattoli di Ikea 365+, nei 2 formati 1,7l e 3,3l</text:span><text:line-break/>Dentro <text:span text:style-name="T4">è</text:span> montato un sensore DHT<text:span text:style-name="T4">11</text:span> per temperatura e umidità, e un piccolo display a colori."</text:p>
      <text:p text:style-name="Text_20_body"><text:span text:style-name="Emphasis">Primo piano sul display, si vede cambiare tra dati attuali e meteo.</text:span></text:p>
      <text:p text:style-name="Quotations">"Il display mostra in tempo reale i parametri ambientali interni… e anche le previsioni meteo dei prossimi 7 giorni, prese via internet <text:span text:style-name="T4">con geolocalizzazione IP</text:span>."</text:p>
      <text:p text:style-name="Text_20_body"><text:span text:style-name="Emphasis">Ripresa su smartphone: l’app si connette, si accende una luce nel barattolo.</text:span></text:p>
      <text:p text:style-name="Quotations">"Tutto si può controllare da remoto tramite <text:span text:style-name="T4">il protocollo </text:span>MQTT.<text:line-break/><text:span text:style-name="T4">E’ stata anche realizzata un’</text:span>app Android <text:span text:style-name="T4">per il controllo e la gestione remota</text:span>."</text:p>
      <text:p text:style-name="Text_20_body"><text:span text:style-name="Emphasis">Taglio veloce: stampa 3D, saldatura, programmazione.</text:span></text:p>
      <text:p text:style-name="Quotations">"È un progetto nato per sperimentare, ma può diventare anche uno strumento didattico, oppure un oggetto da arredo smart."</text:p>
      <text:p text:style-name="Text_20_body"><text:span text:style-name="Emphasis">Inquadratura finale su uno dei terrari acceso con luce blu, display attivo.</text:span></text:p>
      <text:p text:style-name="Quotations">"Semplice, ma completo.<text:line-break/>Tecnologia e natura… dentro un barattolo."</text:p>
      <text:p text:style-name="Horizontal_20_Line"/>
      <text:p text:style-name="Text_20_body">🎬 <text:span text:style-name="Strong_20_Emphasis">Suggerimenti di riprese “da maker”</text:span>:</text:p>
      <text:list text:style-name="L3">
        <text:list-item>
          <text:p text:style-name="P13">Puoi girare tutto con un telefono o una mirrorless con cavalletto.</text:p>
        </text:list-item>
        <text:list-item>
          <text:p text:style-name="P13">Non servono effetti speciali: meglio tagli semplici, luce naturale e primo piano sui dettagli.</text:p>
        </text:list-item>
        <text:list-item>
          <text:p text:style-name="P13">Aggiungi una scritta sovrimpressa con i dati tecnici chiave durante la spiegazione (es. ESP32, MQTT, LED RGB…).</text:p>
        </text:list-item>
        <text:list-item>
          <text:p text:style-name="P13"><text:soft-page-break/>Mostra almeno una scena con cambio di colore e una con l’app che invia un comando.</text:p>
        </text:list-item>
        <text:list-item>
          <text:p text:style-name="P13">Se possibile, includi anche un time-lapse del montaggio del tappo.</text:p>
        </text:list-item>
      </text:list>
      <text:h text:style-name="P14" text:outline-level="2"><text:bookmark-start text:name="__RefHeading___Toc349_3394864921"/>S<text:span text:style-name="T3">caletta dettagliata </text:span>(durata totale: ~2:00)<text:bookmark-end text:name="__RefHeading___Toc349_3394864921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Time</text:span></text:p>
            </table:table-cell>
            <table:table-cell table:style-name="Tabella1.A1" office:value-type="string">
              <text:p text:style-name="Table_20_Heading"><text:span text:style-name="Strong_20_Emphasis">Contenuto / Azione video</text:span></text:p>
            </table:table-cell>
            <table:table-cell table:style-name="Tabella1.A1" office:value-type="string">
              <text:p text:style-name="Table_20_Heading"><text:span text:style-name="Strong_20_Emphasis">Audio / Narrazione</text:span></text:p>
            </table:table-cell>
          </table:table-row>
        </table:table-header-rows>
        <table:table-row>
          <table:table-cell table:style-name="Tabella1.A1" office:value-type="string">
            <text:p text:style-name="Table_20_Contents">00:00–00:05</text:p>
          </table:table-cell>
          <table:table-cell table:style-name="Tabella1.A1" office:value-type="string">
            <text:p text:style-name="P15">Titolo su sfondo nero: "<text:span text:style-name="Emphasis"><text:span text:style-name="T2">Terrario Evoluto</text:span></text:span>– Natura + Tecnologia in un barattolo"</text:p>
          </table:table-cell>
          <table:table-cell table:style-name="Tabella1.A1" office:value-type="string">
            <text:p text:style-name="P16">Musica leggera in sottofondo</text:p>
          </table:table-cell>
        </table:table-row>
        <table:table-row>
          <table:table-cell table:style-name="Tabella1.A1" office:value-type="string">
            <text:p text:style-name="Table_20_Contents">00:05–00:12</text:p>
          </table:table-cell>
          <table:table-cell table:style-name="Tabella1.A1" office:value-type="string">
            <text:p text:style-name="Table_20_Contents">Inquadratura del barattolo completo, ben illuminato, leggero panning</text:p>
          </table:table-cell>
          <table:table-cell table:style-name="Tabella1.A1" office:value-type="string">
            <text:p text:style-name="P16">"Questo è un terrario chiuso, ma con una particolarità:"</text:p>
          </table:table-cell>
        </table:table-row>
        <table:table-row>
          <table:table-cell table:style-name="Tabella1.A1" office:value-type="string">
            <text:p text:style-name="Table_20_Contents">00:12–00:18</text:p>
          </table:table-cell>
          <table:table-cell table:style-name="Tabella1.A1" office:value-type="string">
            <text:p text:style-name="Table_20_Contents">Zoom sul tappo. Stacco: si toglie dal barattolo e si vede dentro l’elettronica</text:p>
          </table:table-cell>
          <table:table-cell table:style-name="Tabella1.A1" office:value-type="string">
            <text:p text:style-name="P16">"Sul tappo c’è tutta l’elettronica che serve per monitorare e controllare il suo microclima."</text:p>
          </table:table-cell>
        </table:table-row>
        <table:table-row>
          <table:table-cell table:style-name="Tabella1.A1" office:value-type="string">
            <text:p text:style-name="Table_20_Contents">00:18–00:26</text:p>
          </table:table-cell>
          <table:table-cell table:style-name="Tabella1.A1" office:value-type="string">
            <text:p text:style-name="Table_20_Contents">Dettaglio ESP32, LED RGB, sensore. Freccette animate o etichette in overlay</text:p>
          </table:table-cell>
          <table:table-cell table:style-name="Tabella1.A1" office:value-type="string">
            <text:p text:style-name="P16">"Dentro c’è un ESP32 connesso in Wi-Fi. Gestisce tre LED: bianco, rosso e blu."</text:p>
          </table:table-cell>
        </table:table-row>
        <table:table-row>
          <table:table-cell table:style-name="Tabella1.A1" office:value-type="string">
            <text:p text:style-name="Table_20_Contents">00:26–00:35</text:p>
          </table:table-cell>
          <table:table-cell table:style-name="Tabella1.A1" office:value-type="string">
            <text:p text:style-name="Table_20_Contents">I LED si accendono uno alla volta, poi cambiano dinamicamente</text:p>
          </table:table-cell>
          <table:table-cell table:style-name="Tabella1.A1" office:value-type="string">
            <text:p text:style-name="P16">"Servono per simulare il ciclo giorno-notte, ma volendo anche per la crescita delle piante."</text:p>
          </table:table-cell>
        </table:table-row>
        <table:table-row>
          <table:table-cell table:style-name="Tabella1.A1" office:value-type="string">
            <text:p text:style-name="Table_20_Contents">00:35–00:42</text:p>
          </table:table-cell>
          <table:table-cell table:style-name="Tabella1.A1" office:value-type="string">
            <text:p text:style-name="Table_20_Contents">Si mostra il tappo stampato in 3D, focus su file CAD e fase di stampa</text:p>
          </table:table-cell>
          <table:table-cell table:style-name="Tabella1.A1" office:value-type="string">
            <text:p text:style-name="P16">"Il tappo è stampato in 3D. Il formato è standard, per barattoli twist-off da 82 mm."</text:p>
          </table:table-cell>
        </table:table-row>
        <table:table-row>
          <table:table-cell table:style-name="Tabella1.A1" office:value-type="string">
            <text:p text:style-name="Table_20_Contents">00:42–00:49</text:p>
          </table:table-cell>
          <table:table-cell table:style-name="Tabella1.A1" office:value-type="string">
            <text:p text:style-name="Table_20_Contents">Display acceso, alterna schermate: temperatura, umidità, meteo</text:p>
          </table:table-cell>
          <table:table-cell table:style-name="Tabella1.A1" office:value-type="string">
            <text:p text:style-name="P16">"Un sensore misura temperatura e umidità. Il display mostra tutto in tempo reale, insieme alle previsioni meteo."</text:p>
          </table:table-cell>
        </table:table-row>
        <table:table-row>
          <table:table-cell table:style-name="Tabella1.A1" office:value-type="string">
            <text:p text:style-name="Table_20_Contents">00:49–00:58</text:p>
          </table:table-cell>
          <table:table-cell table:style-name="Tabella1.A1" office:value-type="string">
            <text:p text:style-name="Table_20_Contents">Smartphone con l'app, accende e spegne LED, oppure cambia scenario</text:p>
          </table:table-cell>
          <table:table-cell table:style-name="Tabella1.A1" office:value-type="string">
            <text:p text:style-name="P16">"Tutto si può controllare anche da remoto tramite MQTT, io uso un’app Android che ho fatto apposta."</text:p>
          </table:table-cell>
        </table:table-row>
        <table:table-row>
          <table:table-cell table:style-name="Tabella1.A1" office:value-type="string">
            <text:p text:style-name="Table_20_Contents">00:58–01:06</text:p>
          </table:table-cell>
          <table:table-cell table:style-name="Tabella1.A1" office:value-type="string">
            <text:p text:style-name="Table_20_Contents">Panoramica di 3-4 terrari con colori diversi e dati diversi</text:p>
          </table:table-cell>
          <table:table-cell table:style-name="Tabella1.A1" office:value-type="string">
            <text:p text:style-name="P16">"Si possono controllare più terrari insieme, ognuno con la sua configurazione."</text:p>
          </table:table-cell>
        </table:table-row>
        <table:table-row>
          <table:table-cell table:style-name="Tabella1.A1" office:value-type="string">
            <text:p text:style-name="Table_20_Contents">01:06–01:14</text:p>
          </table:table-cell>
          <table:table-cell table:style-name="Tabella1.A1" office:value-type="string">
            <text:p text:style-name="Table_20_Contents">Time-lapse veloce: stampa 3D → assemblaggio → upload sketch</text:p>
          </table:table-cell>
          <table:table-cell table:style-name="Tabella1.A1" office:value-type="string">
            <text:p text:style-name="P16">"È tutto replicabile: stampa 3D, componenti standard."</text:p>
          </table:table-cell>
        </table:table-row>
        <table:table-row>
          <table:table-cell table:style-name="Tabella1.A1" office:value-type="string">
            <text:p text:style-name="Table_20_Contents">01:14–01:22</text:p>
          </table:table-cell>
          <table:table-cell table:style-name="Tabella1.A1" office:value-type="string">
            <text:p text:style-name="Table_20_Contents">Vista da tavolo con un utente che guarda il display e l’app</text:p>
          </table:table-cell>
          <table:table-cell table:style-name="Tabella1.A1" office:value-type="string">
            <text:p text:style-name="P16">"Perfetto per sperimentare, per imparare… o anche solo da tenere in casa come oggetto smart."</text:p>
          </table:table-cell>
        </table:table-row>
        <table:table-row>
          <table:table-cell table:style-name="Tabella1.A1" office:value-type="string">
            <text:p text:style-name="Table_20_Contents">01:22–01:30</text:p>
          </table:table-cell>
          <table:table-cell table:style-name="Tabella1.A1" office:value-type="string">
            <text:p text:style-name="Table_20_Contents">Inquadratura finale su un barattolo acceso, luce soffusa, dati ben leggibili</text:p>
          </table:table-cell>
          <table:table-cell table:style-name="Tabella1.A1" office:value-type="string">
            <text:p text:style-name="P16">"Tecnologia e natura… dentro un barattolo."</text:p>
          </table:table-cell>
        </table:table-row>
        <table:table-row>
          <table:table-cell table:style-name="Tabella1.A1" office:value-type="string">
            <text:p text:style-name="Table_20_Contents">01:30–02:00</text:p>
          </table:table-cell>
          <table:table-cell table:style-name="Tabella1.A1" office:value-type="string">
            <text:p text:style-name="Table_20_Contents">Schermata finale: logo progetto, QR code GitHub o link, scritta “Progetto candidato Maker Faire”</text:p>
          </table:table-cell>
          <table:table-cell table:style-name="Tabella1.A1" office:value-type="string">
            <text:p text:style-name="P16">Solo musica di sottofondo</text:p>
          </table:table-cell>
        </table:table-row>
      </table:table>
      <text:p text:style-name="P12"/>
      <text:h text:style-name="P6" text:outline-level="1"><text:bookmark-start text:name="__RefHeading___Toc5_3394864921"/>Presentazione tecnica (da allegare)<text:bookmark-end text:name="__RefHeading___Toc5_3394864921"/></text:h>
      <text:p text:style-name="Standard"/>
      <text:p text:style-name="Horizontal_20_Line"/>
      <text:h text:style-name="P17" text:outline-level="2"><text:bookmark-start text:name="__RefHeading___Toc7_3394864921"/>🧪<text:span text:style-name="Strong_20_Emphasis"> </text:span><text:span text:style-name="Emphasis"><text:span text:style-name="T2">Terrario Evoluto</text:span></text:span><text:bookmark-end text:name="__RefHeading___Toc7_3394864921"/></text:h>
      <text:p text:style-name="Text_20_body"><text:span text:style-name="Strong_20_Emphasis">Microecosistem</text:span><text:span text:style-name="Strong_20_Emphasis"><text:span text:style-name="T5">a</text:span></text:span><text:span text:style-name="Strong_20_Emphasis"> autonom</text:span><text:span text:style-name="Strong_20_Emphasis"><text:span text:style-name="T5">o</text:span></text:span><text:span text:style-name="Strong_20_Emphasis">, </text:span><text:span text:style-name="Strong_20_Emphasis"><text:span text:style-name="T5">controllato</text:span></text:span><text:span text:style-name="Strong_20_Emphasis"> dalla tecnologia</text:span></text:p>
      <text:p text:style-name="Horizontal_20_Line"/>
      <text:h text:style-name="Heading_20_3" text:outline-level="3"><text:bookmark-start text:name="__RefHeading___Toc9_3394864921"/>🔍 <text:span text:style-name="Strong_20_Emphasis">Descrizione del progetto</text:span><text:bookmark-end text:name="__RefHeading___Toc9_3394864921"/></text:h>
      <text:p text:style-name="P18"><text:span text:style-name="T2">Il </text:span><text:span text:style-name="Emphasis"><text:span text:style-name="T2">Terrario Evoluto</text:span></text:span> <text:s/>è un sistema integrato che unisce <text:span text:style-name="T6">aspetto ecologico</text:span> e microelettronica in un contenitore <text:span text:style-name="T6">chiuso</text:span>, <text:span text:style-name="T6">dove il microclima che si crea con l’umidità e l’illuminazione fornita, consente il mantenimento dell’ecosistema per molto tempo senza interventi dall’esterno.</text:span><text:line-break/>Il cuore del sistema è un <text:span text:style-name="Strong_20_Emphasis">tappo intelligente</text:span>, stampato in 3D, che integra l’elettronica per il monitoraggio e la gestione del microclima interno, oltre alla connettività Wi-Fi per il controllo da remoto.</text:p>
      <text:p text:style-name="Horizontal_20_Line"/>
      <text:h text:style-name="Heading_20_3" text:outline-level="3"><text:bookmark-start text:name="__RefHeading___Toc11_3394864921"/>🧠 <text:span text:style-name="Strong_20_Emphasis">Componenti principali</text:span><text:bookmark-end text:name="__RefHeading___Toc11_3394864921"/></text:h>
      <text:list text:style-name="L4">
        <text:list-item>
          <text:p text:style-name="P19"><text:span text:style-name="Strong_20_Emphasis">Microcontrollore ESP32</text:span><text:line-break/>– Dual-core, Wi-Fi, Bluetooth, basso consumo</text:p>
        </text:list-item>
        <text:list-item>
          <text:p text:style-name="P19"><text:span text:style-name="Strong_20_Emphasis">Display a colori TFT 1.</text:span><text:span text:style-name="Strong_20_Emphasis"><text:span text:style-name="T7">9</text:span></text:span><text:span text:style-name="Strong_20_Emphasis">"</text:span><text:line-break/>– Mostra temperatura, umidità, e previsioni meteo (7 giorni)</text:p>
        </text:list-item>
        <text:list-item>
          <text:p text:style-name="P19"><text:span text:style-name="Strong_20_Emphasis">Sensori ambientali</text:span><text:line-break/>– DHT<text:span text:style-name="T7">11</text:span> <text:span text:style-name="T7">e fotoresistenza</text:span>: temperatura, umidità <text:span text:style-name="T7">e luminosità</text:span></text:p>
        </text:list-item>
        <text:list-item>
          <text:p text:style-name="P19"><text:span text:style-name="Strong_20_Emphasis">LED </text:span><text:span text:style-name="Strong_20_Emphasis"><text:span text:style-name="T7">3W</text:span></text:span><text:span text:style-name="Strong_20_Emphasis"> ad alta efficienza (bianco, rosso, blu)</text:span><text:line-break/>– Illuminazione simulata per cicli giorno/notte <text:span text:style-name="T7">per favorire la</text:span> crescita piante</text:p>
        </text:list-item>
        <text:list-item>
          <text:p text:style-name="P19"><text:span text:style-name="Strong_20_Emphasis">Modulo Wi-Fi + protocollo MQTT</text:span><text:line-break/>– Comunicazione real-time con app Android </text:p>
        </text:list-item>
        <text:list-item>
          <text:p text:style-name="P19"><text:span text:style-name="Strong_20_Emphasis">Tappo <text:s/>realizzato in stampa 3D</text:span><text:line-break/>– Compatibile con barattoli standard <text:span text:style-name="T7">Ikea </text:span><text:span text:style-name="T8">3</text:span><text:span text:style-name="T7">65+ (diametro 120mm)</text:span></text:p>
        </text:list-item>
      </text:list>
      <text:p text:style-name="Horizontal_20_Line"/>
      <text:h text:style-name="Heading_20_3" text:outline-level="3"><text:bookmark-start text:name="__RefHeading___Toc13_3394864921"/>📱 <text:span text:style-name="Strong_20_Emphasis">Software e connettività</text:span><text:bookmark-end text:name="__RefHeading___Toc13_3394864921"/></text:h>
      <text:list text:style-name="L5">
        <text:list-item>
          <text:p text:style-name="P20">Firmware personalizzato su ESP32 (Arduino/C++)</text:p>
        </text:list-item>
        <text:list-item>
          <text:p text:style-name="P20">Comunicazione MQTT per controllo e monitoraggio remoto</text:p>
        </text:list-item>
        <text:list-item>
          <text:p text:style-name="P20">App Android per visualizzazione parametri e controllo LED</text:p>
        </text:list-item>
        <text:list-item>
          <text:p text:style-name="P20">Auto-sync meteo tramite API (<text:span text:style-name="T5">o</text:span>pen-<text:span text:style-name="T5">meteo.com</text:span>)</text:p>
        </text:list-item>
        <text:list-item>
          <text:p text:style-name="P21">Geolocalizzazione con servizio API di ip-api.com</text:p>
          <text:p text:style-name="P20"><text:soft-page-break/></text:p>
        </text:list-item>
      </text:list>
      <text:p text:style-name="Horizontal_20_Line"/>
      <text:h text:style-name="Heading_20_3" text:outline-level="3"><text:bookmark-start text:name="__RefHeading___Toc15_3394864921"/>🧩 <text:span text:style-name="Strong_20_Emphasis">Funzionalità avanzate</text:span><text:bookmark-end text:name="__RefHeading___Toc15_3394864921"/></text:h>
      <text:list text:style-name="L6">
        <text:list-item>
          <text:p text:style-name="P22">Modalità demo per esposizione: cambio ciclico RGB + info live</text:p>
        </text:list-item>
        <text:list-item>
          <text:p text:style-name="P22">Riconfigurazione via Wi-Fi (captive portal)</text:p>
        </text:list-item>
        <text:list-item>
          <text:p text:style-name="P22"><text:span text:style-name="T9">Memorizzazione</text:span> dei parametri</text:p>
        </text:list-item>
      </text:list>
      <text:p text:style-name="Text_20_body"/>
      <text:p text:style-name="Horizontal_20_Line"/>
      <text:h text:style-name="Heading_20_3" text:outline-level="3"><text:bookmark-start text:name="__RefHeading___Toc17_3394864921"/>🧰 <text:span text:style-name="Strong_20_Emphasis">Tecnologie e strumenti utilizzati</text:span><text:bookmark-end text:name="__RefHeading___Toc17_3394864921"/></text:h>
      <text:list text:style-name="L7">
        <text:list-item>
          <text:p text:style-name="P23"><text:span text:style-name="Strong_20_Emphasis">Stampa 3D FDM PLA</text:span> (Struttura tappo)</text:p>
        </text:list-item>
        <text:list-item>
          <text:p text:style-name="P23"><text:span text:style-name="Strong_20_Emphasis">Arduino IDE /</text:span>(Firmware ESP32)</text:p>
        </text:list-item>
        <text:list-item>
          <text:p text:style-name="P23"><text:span text:style-name="Strong_20_Emphasis">MQTT Broker (</text:span><text:span text:style-name="Strong_20_Emphasis"><text:span text:style-name="T10">Mosquitto</text:span></text:span><text:span text:style-name="Strong_20_Emphasis">)</text:span></text:p>
        </text:list-item>
        <text:list-item>
          <text:p text:style-name="P23"><text:span text:style-name="Strong_20_Emphasis">App </text:span><text:span text:style-name="Strong_20_Emphasis"><text:span text:style-name="T11">Inventor 2 </text:span></text:span><text:span text:style-name="Strong_20_Emphasis"><text:span text:style-name="T12">(app android)</text:span></text:span></text:p>
        </text:list-item>
        <text:list-item>
          <text:p text:style-name="P23"><text:span text:style-name="Strong_20_Emphasis">Open.</text:span><text:span text:style-name="Strong_20_Emphasis"><text:span text:style-name="T13">Meteo</text:span></text:span><text:span text:style-name="Strong_20_Emphasis"> API</text:span> (dati meteo)</text:p>
        </text:list-item>
        <text:list-item>
          <text:p text:style-name="P23"><text:span text:style-name="Strong_20_Emphasis">PCB prototipale / breadboard</text:span> (versioni test)</text:p>
        </text:list-item>
        <text:list-item>
          <text:p text:style-name="P23"><text:span text:style-name="Strong_20_Emphasis"><text:span text:style-name="T11">TinkerCad</text:span></text:span> (design tappo)</text:p>
        </text:list-item>
      </text:list>
      <text:p text:style-name="Horizontal_20_Line"/>
      <text:h text:style-name="Heading_20_3" text:outline-level="3"><text:bookmark-start text:name="__RefHeading___Toc19_3394864921"/>🎯 <text:span text:style-name="Strong_20_Emphasis">Obiettivi del progetto</text:span><text:bookmark-end text:name="__RefHeading___Toc19_3394864921"/></text:h>
      <text:list text:style-name="L8">
        <text:list-item>
          <text:p text:style-name="P24">Dimostrare come la tecnologia possa integrarsi in microambienti autosufficienti</text:p>
        </text:list-item>
        <text:list-item>
          <text:p text:style-name="P24">Esplorare la sinergia tra IoT, automazione e<text:span text:style-name="T7">d ecologia</text:span></text:p>
        </text:list-item>
      </text:list>
      <text:p text:style-name="Horizontal_20_Line"/>
      <text:h text:style-name="Heading_20_3" text:outline-level="3"><text:bookmark-start text:name="__RefHeading___Toc21_3394864921"/>🛠️ <text:span text:style-name="Strong_20_Emphasis">Stato del progetto</text:span><text:bookmark-end text:name="__RefHeading___Toc21_3394864921"/></text:h>
      <text:list text:style-name="L9">
        <text:list-item>
          <text:p text:style-name="P25">✅ Hardware testato e funzionante</text:p>
        </text:list-item>
        <text:list-item>
          <text:p text:style-name="P25">✅ Firmware <text:span text:style-name="T7">in beta. </text:span></text:p>
        </text:list-item>
        <text:list-item>
          <text:p text:style-name="P25">✅ App Android operativa</text:p>
        </text:list-item>
        <text:list-item>
          <text:p text:style-name="P25">🔄 <text:span text:style-name="T7">completamento </text:span>sviluppo <text:span text:style-name="T7">per</text:span>: gestione timer e scenari</text:p>
        </text:list-item>
      </text:list>
      <text:p text:style-name="Horizontal_20_Line"/>
      <text:h text:style-name="Heading_20_3" text:outline-level="3"><text:bookmark-start text:name="__RefHeading___Toc23_3394864921"/>🚀 <text:span text:style-name="Strong_20_Emphasis">Perché portarlo alla Maker Faire</text:span><text:bookmark-end text:name="__RefHeading___Toc23_3394864921"/></text:h>
      <text:list text:style-name="L10">
        <text:list-item>
          <text:p text:style-name="P26">È <text:span text:style-name="Strong_20_Emphasis">innovativo</text:span>, <text:span text:style-name="Strong_20_Emphasis">educativo</text:span> e <text:span text:style-name="Strong_20_Emphasis">replicabile</text:span></text:p>
        </text:list-item>
        <text:list-item>
          <text:p text:style-name="P26">Unisce <text:span text:style-name="Strong_20_Emphasis">IoT</text:span>, <text:span text:style-name="Strong_20_Emphasis">ambiente</text:span>, <text:span text:style-name="Strong_20_Emphasis">stampa 3D</text:span>, <text:span text:style-name="Strong_20_Emphasis">app</text:span> e <text:span text:style-name="Strong_20_Emphasis">automazione</text:span></text:p>
        </text:list-item>
        <text:list-item>
          <text:p text:style-name="P26">Piace a <text:span text:style-name="Strong_20_Emphasis">maker, educatori, appassionati di botanica e sostenibilità</text:span></text:p>
        </text:list-item>
        <text:list-item>
          <text:p text:style-name="P26"><text:soft-page-break/>Dimostra come anche oggetti semplici possano diventare smart</text:p>
        </text:list-item>
      </text:list>
      <text:p text:style-name="Horizontal_20_Line"/>
      <text:h text:style-name="Heading_20_3" text:outline-level="3"><text:bookmark-start text:name="__RefHeading___Toc27_3394864921"/>📞 <text:span text:style-name="Strong_20_Emphasis">Contatti</text:span><text:bookmark-end text:name="__RefHeading___Toc27_3394864921"/></text:h>
      <text:list xml:id="list620648461" text:style-name="L11">
        <text:list-item>
          <text:p text:style-name="P27"><text:span text:style-name="Strong_20_Emphasis">Progetto a cura di:</text:span> <text:span text:style-name="T11">Marco Lucani</text:span></text:p>
        </text:list-item>
        <text:list-item>
          <text:p text:style-name="P27"><text:span text:style-name="Strong_20_Emphasis">Email:</text:span> <text:span text:style-name="T2">terrario.evoluto</text:span><text:a xlink:type="simple" xlink:href="mailto:terrarium.smart@gmail.com" text:style-name="Internet_20_link" text:visited-style-name="Visited_20_Internet_20_Link"><text:span text:style-name="T11">@gmail.com</text:span></text:a></text:p>
        </text:list-item>
      </text:list>
      <text:p text:style-name="Text_20_body"/>
      <text:h text:style-name="P6" text:outline-level="1"><text:bookmark-start text:name="__RefHeading___Toc2087_3025058518"/>Questionario Maker Faire<text:bookmark-end text:name="__RefHeading___Toc2087_3025058518"/></text:h>
      <text:h text:style-name="Heading_20_2" text:outline-level="2"><text:bookmark-start text:name="__RefHeading___Toc2089_3025058518"/>Descrizione del progetto<text:bookmark-end text:name="__RefHeading___Toc2089_3025058518"/></text:h>
      <text:p text:style-name="P28">Le informazioni richieste in questa sezione sono riservate al team Maker Faire Rome e non saranno rese pubbliche. Possono essere compilate indifferentemente in italiano o in inglese.</text:p>
      <text:p text:style-name="P29">Descrivi il progetto.</text:p>
      <text:p text:style-name="P30">Questa descrizione è interna e riservata al team Maker Faire Rome; non sarà resa pubblica. In questa sezione presenti il tuo progetto al team Maker Faire Rome che seleziona le proposte. Cerca di essere esaustivo e di farci capire concretamente l'oggetto che porterai nel tuo stand. Raccontaci la tua idea, il suo utilizzo, i destinatari, le caratteristiche tecniche, l’impatto che credi che il tuo progetto possa avere e cosa lo rende unico o migliore rispetto ad altri progetti simili. Ci aspettiamo che quello che descrivi qui corrisponda a ciò che porterai fisicamente in fiera.</text:p>
      <text:p text:style-name="P31">Il <text:span text:style-name="Emphasis"><text:span text:style-name="T2">Terrario Evoluto</text:span></text:span> è un ecosistema chiuso e autosufficiente dotato di tecnologia avanzata per garantire il monitoraggio e la gestione ottimale dell’ambiente interno. Il sistema integra un tappo intelligente che fornisce illuminazione tramite LED, controlla i parametri ambientali (temperatura, umidità, illuminazione), gestisce scenari di funzionamento personalizzati e si interfaccia con un'app per il controllo remoto. Inoltre, il dispositivo è equipaggiato con un display che mostra in tempo reale i parametri ambientali e fornisce previsioni meteo, rendendo il terrario un vero e proprio punto di connessione tra natura e tecnologia.</text:p>
      <text:p text:style-name="Risposta">E' pensato per appassionati di botanica, tecnologia e design, oltre che per chi desidera avere un piccolo ecosistema autosufficiente in casa, in ufficio o in ambienti didattici. Il sistema consente di osservare con un habitat naturale senza interventi quotidiani, offrendo un'esperienza educativa e decorativa allo stesso tempo.</text:p>
      <text:p text:style-name="P31">Grazie all’integrazione tra natura e tecnologia, il <text:span text:style-name="Emphasis"><text:span text:style-name="T2">Terrario Evoluto</text:span></text:span> rappresenta una soluzione innovativa per chi desidera avvicinarsi al mondo d<text:span text:style-name="T14">ei terrari chiusi, mantenendone il controllo grazie alla tecnologia utilizzata</text:span>. La possibilità di visualizzare previsioni meteo e parametri in tempo reale su un display facilita la gestione dell’ecosistema, aumentando la consapevolezza sui fattori ambientali. Il progetto ha il potenziale di diffondersi nel settore dell’interior design, della didattica e della smart home.</text:p>
      <text:p text:style-name="P31">Maker Faire Rome è l’evento ideale per presentare il <text:span text:style-name="Emphasis"><text:span text:style-name="T2">Terrario Evoluto</text:span></text:span>, poiché unisce innovazione, tecnologia e sostenibilità. Esporre il progetto permetterebbe ai visitatori di osservare dal vivo il funzionamento dell’ecosistema, testare le sue funzionalità interattive e comprenderne l’applicazione in diversi contesti. La sua combinazione di elettronica, software e <text:span text:style-name="T14">natura</text:span> lo rende un esempio perfetto di interdisciplinarità, rispecchiando lo spirito dell'evento.</text:p>
      <text:p text:style-name="P31">Il progetto è attualmente in fase di messa a punto del software. L’obiettivo è migliorare l’integrazione tra sensori e l’app, perfezionare il design del display per rendere la visualizzazione più fluida. Se selezionato, il <text:span text:style-name="Emphasis"><text:span text:style-name="T2">Terrario Evoluto</text:span></text:span> sarà <text:soft-page-break/>presentato come una versione completamente funzionale, con un’interfaccia ottimizzata e la possibilità di interazione diretta con il pubblico.</text:p>
      <text:p text:style-name="P29">Vuoi allegare un documento che aiuta ad illustrare la tua proposta?</text:p>
      <text:p text:style-name="P30">(facoltativo)</text:p>
      <text:p text:style-name="P29">In che stato si trova il progetto?</text:p>
      <text:p text:style-name="P30">Indica il livello di completamento in relazione a quanto hai descritto sopra.</text:p>
      <text:p text:style-name="P32"><draw:control text:anchor-type="paragraph" draw:z-index="41" draw:name="Forma63" draw:style-name="gr1" draw:text-style-name="P33" svg:width="0.345cm" svg:height="0.345cm" svg:x="0cm" svg:y="0cm" draw:control="control42"/>Complete - It already works</text:p>
      <text:p text:style-name="P32"><draw:control text:anchor-type="paragraph" draw:z-index="42" draw:name="Forma64" draw:style-name="gr2" draw:text-style-name="P33" svg:width="0.345cm" svg:height="0.345cm" svg:x="0cm" svg:y="0cm" draw:control="control43"/>In progress - I will finish it before Maker Faire</text:p>
      <text:p text:style-name="P32"><draw:control text:anchor-type="paragraph" draw:z-index="43" draw:name="Forma65" draw:style-name="gr1" draw:text-style-name="P33" svg:width="0.345cm" svg:height="0.345cm" svg:x="0cm" svg:y="0cm" draw:control="control44"/>In progress - I will finish it after Maker Faire</text:p>
      <text:p text:style-name="P29">Quali sono le motivazioni della tua partecipazione?</text:p>
      <text:p text:style-name="P30">Puoi indicare più risposte.</text:p>
      <text:p text:style-name="P32"><draw:control text:anchor-type="paragraph" draw:z-index="44" draw:name="Forma66" draw:style-name="gr1" draw:text-style-name="P33" svg:width="0.345cm" svg:height="0.345cm" svg:x="0cm" svg:y="0cm" draw:control="control45"/>Showcasing my project and sharing knowledge</text:p>
      <text:p text:style-name="P32"><draw:control text:anchor-type="paragraph" draw:z-index="45" draw:name="Forma67" draw:style-name="gr1" draw:text-style-name="P33" svg:width="0.345cm" svg:height="0.345cm" svg:x="0cm" svg:y="0cm" draw:control="control46"/>Creating a hands-on activity to inspire others to make</text:p>
      <text:p text:style-name="P32"><draw:control text:anchor-type="paragraph" draw:z-index="46" draw:name="Forma68" draw:style-name="gr1" draw:text-style-name="P33" svg:width="0.345cm" svg:height="0.345cm" svg:x="0cm" svg:y="0cm" draw:control="control47"/>Selling at Maker Faire</text:p>
      <text:p text:style-name="P32"><draw:control text:anchor-type="paragraph" draw:z-index="47" draw:name="Forma69" draw:style-name="gr2" draw:text-style-name="P33" svg:width="0.345cm" svg:height="0.345cm" svg:x="0cm" svg:y="0cm" draw:control="control48"/>Promoting a product or service</text:p>
      <text:p text:style-name="P32"><draw:control text:anchor-type="paragraph" draw:z-index="48" draw:name="Forma70" draw:style-name="gr2" draw:text-style-name="P33" svg:width="0.345cm" svg:height="0.345cm" svg:x="0cm" svg:y="0cm" draw:control="control49"/>Launching a product or service</text:p>
      <text:p text:style-name="P32"><draw:control text:anchor-type="paragraph" draw:z-index="49" draw:name="Forma71" draw:style-name="gr1" draw:text-style-name="P33" svg:width="0.345cm" svg:height="0.345cm" svg:x="0cm" svg:y="0cm" draw:control="control50"/>Active Networking (collecting names, signatures, etc)</text:p>
      <text:p text:style-name="P32"><draw:control text:anchor-type="paragraph" draw:z-index="50" draw:name="Forma72" draw:style-name="gr1" draw:text-style-name="P33" svg:width="0.345cm" svg:height="0.345cm" svg:x="0cm" svg:y="0cm" draw:control="control51"/>Launching or soliciting support for a crowdfunding campaign</text:p>
      <text:p text:style-name="P32"><draw:control text:anchor-type="paragraph" draw:z-index="51" draw:name="Forma73" draw:style-name="gr1" draw:text-style-name="P33" svg:width="0.345cm" svg:height="0.345cm" svg:x="0cm" svg:y="0cm" draw:control="control52"/>None of the above</text:p>
      <text:p text:style-name="P29">È previsto il coinvolgimento del pubblico in attività pratiche?</text:p>
      <text:p text:style-name="P30">Importante! Il pubblico di Maker Faire predilige gli stand in cui oltre a vedere un progetto si possono imparare delle cose o si è coinvolti in qualche attività pratica. Se prevedi di svolgere mini-workshop o far fare delle attività al pubblico, spiegalo qui sotto.</text:p>
      <text:p text:style-name="P32"><draw:control text:anchor-type="paragraph" draw:z-index="52" draw:name="Forma74" draw:style-name="gr1" draw:text-style-name="P33" svg:width="0.345cm" svg:height="0.345cm" svg:x="0cm" svg:y="0cm" draw:control="control53"/>Sì</text:p>
      <text:p text:style-name="P34"> </text:p>
      <text:p text:style-name="P32"><draw:control text:anchor-type="paragraph" draw:z-index="53" draw:name="Forma75" draw:style-name="gr2" draw:text-style-name="P33" svg:width="0.345cm" svg:height="0.345cm" svg:x="0cm" svg:y="0cm" draw:control="control54"/>No</text:p>
      <text:p text:style-name="P29">Questo progetto è stato esposto in una precedente edizione di Maker Faire Rome?</text:p>
      <text:p text:style-name="P32"><draw:control text:anchor-type="paragraph" draw:z-index="54" draw:name="Forma76" draw:style-name="gr1" draw:text-style-name="P33" svg:width="0.345cm" svg:height="0.345cm" svg:x="0cm" svg:y="0cm" draw:control="control55"/>2013</text:p>
      <text:p text:style-name="P32"><draw:control text:anchor-type="paragraph" draw:z-index="55" draw:name="Forma77" draw:style-name="gr1" draw:text-style-name="P33" svg:width="0.345cm" svg:height="0.345cm" svg:x="0cm" svg:y="0cm" draw:control="control56"/>2014</text:p>
      <text:p text:style-name="P32"><draw:control text:anchor-type="paragraph" draw:z-index="56" draw:name="Forma78" draw:style-name="gr1" draw:text-style-name="P33" svg:width="0.345cm" svg:height="0.345cm" svg:x="0cm" svg:y="0cm" draw:control="control57"/>2015</text:p>
      <text:p text:style-name="P32"><draw:control text:anchor-type="paragraph" draw:z-index="57" draw:name="Forma79" draw:style-name="gr1" draw:text-style-name="P33" svg:width="0.345cm" svg:height="0.345cm" svg:x="0cm" svg:y="0cm" draw:control="control58"/>2016</text:p>
      <text:p text:style-name="P32"><draw:control text:anchor-type="paragraph" draw:z-index="58" draw:name="Forma80" draw:style-name="gr1" draw:text-style-name="P33" svg:width="0.345cm" svg:height="0.345cm" svg:x="0cm" svg:y="0cm" draw:control="control59"/>2017</text:p>
      <text:p text:style-name="P32"><draw:control text:anchor-type="paragraph" draw:z-index="59" draw:name="Forma81" draw:style-name="gr1" draw:text-style-name="P33" svg:width="0.345cm" svg:height="0.345cm" svg:x="0cm" svg:y="0cm" draw:control="control60"/>2018</text:p>
      <text:p text:style-name="P32"><draw:control text:anchor-type="paragraph" draw:z-index="60" draw:name="Forma82" draw:style-name="gr1" draw:text-style-name="P33" svg:width="0.345cm" svg:height="0.345cm" svg:x="0cm" svg:y="0cm" draw:control="control61"/><text:soft-page-break/>2019</text:p>
      <text:p text:style-name="P32"><draw:control text:anchor-type="paragraph" draw:z-index="61" draw:name="Forma83" draw:style-name="gr1" draw:text-style-name="P33" svg:width="0.345cm" svg:height="0.345cm" svg:x="0cm" svg:y="0cm" draw:control="control62"/>2020</text:p>
      <text:p text:style-name="P32"><draw:control text:anchor-type="paragraph" draw:z-index="62" draw:name="Forma84" draw:style-name="gr1" draw:text-style-name="P33" svg:width="0.345cm" svg:height="0.345cm" svg:x="0cm" svg:y="0cm" draw:control="control63"/>2021</text:p>
      <text:p text:style-name="P32"><draw:control text:anchor-type="paragraph" draw:z-index="63" draw:name="Forma85" draw:style-name="gr1" draw:text-style-name="P33" svg:width="0.345cm" svg:height="0.345cm" svg:x="0cm" svg:y="0cm" draw:control="control64"/>2022</text:p>
      <text:p text:style-name="P32"><draw:control text:anchor-type="paragraph" draw:z-index="64" draw:name="Forma86" draw:style-name="gr1" draw:text-style-name="P33" svg:width="0.345cm" svg:height="0.345cm" svg:x="0cm" svg:y="0cm" draw:control="control65"/>2023</text:p>
      <text:p text:style-name="P32"><draw:control text:anchor-type="paragraph" draw:z-index="65" draw:name="Forma87" draw:style-name="gr1" draw:text-style-name="P33" svg:width="0.345cm" svg:height="0.345cm" svg:x="0cm" svg:y="0cm" draw:control="control66"/>2024</text:p>
      <text:p text:style-name="P29">Questo progetto è stato esposto in altre fiere o eventi?</text:p>
      <text:p text:style-name="P35">Se sì, indica dove e quando.</text:p>
      <text:p text:style-name="P36"><text:span text:style-name="T15"/></text:p>
      <text:p text:style-name="P36">Il progetto è presentato da una startup?</text:p>
      <text:p text:style-name="P32"><draw:control text:anchor-type="paragraph" draw:z-index="66" draw:name="Forma89" draw:style-name="gr1" draw:text-style-name="P33" svg:width="0.345cm" svg:height="0.345cm" svg:x="0cm" svg:y="0cm" draw:control="control67"/>Yes</text:p>
      <text:p text:style-name="P32"><draw:control text:anchor-type="paragraph" draw:z-index="67" draw:name="Forma90" draw:style-name="gr2" draw:text-style-name="P33" svg:width="0.345cm" svg:height="0.345cm" svg:x="0cm" svg:y="0cm" draw:control="control68"/>No</text:p>
      <text:p text:style-name="P32"><draw:control text:anchor-type="paragraph" draw:z-index="68" draw:name="Forma91" draw:style-name="gr1" draw:text-style-name="P33" svg:width="0.345cm" svg:height="0.345cm" svg:x="0cm" svg:y="0cm" draw:control="control69"/>No, but it's in our plans</text:p>
      <text:p text:style-name="P29">Intendi vendere un prodotto al pubblico?</text:p>
      <text:p text:style-name="P32"><draw:control text:anchor-type="paragraph" draw:z-index="69" draw:name="Forma92" draw:style-name="gr1" draw:text-style-name="P33" svg:width="0.345cm" svg:height="0.345cm" svg:x="0cm" svg:y="0cm" draw:control="control70"/>No</text:p>
      <text:p text:style-name="P32"><draw:control text:anchor-type="paragraph" draw:z-index="70" draw:name="Forma93" draw:style-name="gr1" draw:text-style-name="P33" svg:width="0.345cm" svg:height="0.345cm" svg:x="0cm" svg:y="0cm" draw:control="control71"/>No, but I sell them on my website</text:p>
      <text:p text:style-name="P32"><draw:control text:anchor-type="paragraph" draw:z-index="71" draw:name="Forma94" draw:style-name="gr2" draw:text-style-name="P33" svg:width="0.345cm" svg:height="0.345cm" svg:x="0cm" svg:y="0cm" draw:control="control72"/>No, but I will start selling them after Maker Faire</text:p>
      <text:p text:style-name="P32"><draw:control text:anchor-type="paragraph" draw:z-index="72" draw:name="Forma95" draw:style-name="gr1" draw:text-style-name="P33" svg:width="0.345cm" svg:height="0.345cm" svg:x="0cm" svg:y="0cm" draw:control="control73"/>Yes, I will sell products at Maker Faire</text:p>
      <text:p text:style-name="P32"><draw:control text:anchor-type="paragraph" draw:z-index="73" draw:name="Forma96" draw:style-name="gr1" draw:text-style-name="P33" svg:width="0.345cm" svg:height="0.345cm" svg:x="0cm" svg:y="0cm" draw:control="control74"/>Yes, I will take orders for my products at Maker Faire</text:p>
      <text:p text:style-name="P29">Dimensione del progetto:</text:p>
      <text:p text:style-name="P35">Qualora il tuo progetto non possa essere collocato su un tavolo it preghiamo di indicarci le sue dimensioni. Quanto spazio occupa? Indica larghezza/lunghezza/altezza degli oggetti che intendi esporre e ogni altro dettaglio. Se sarai selezionato faremo di tutto per dare uno spazio adeguato al materiale che intendi esporre.</text:p>
      <text:p text:style-name="Risposta">E' sufficiente un tavolo. Saranno esposti alcuni terrari (3-5) delle dimensioni di 20x20 cm circa.</text:p>
      <text:p text:style-name="Risposta">Inoltre occorrerà lo spazio per 2 notebook.</text:p>
      <text:p text:style-name="P36"><text:span text:style-name="T15"/></text:p>
      <text:p text:style-name="P29">Richieste tecniche:</text:p>
      <text:p text:style-name="P30">Scrivi qui tutte le esigenze particolari (potenza elettrica ecc.). Indica anche l'eventuale livello di rumorosità.</text:p>
      <text:p text:style-name="Risposta">Normale alimentazione 230V e connessione WiFi per Internet.</text:p>
      <text:p text:style-name="P29">Rischi di sicurezza:</text:p>
      <text:p text:style-name="P29"><text:soft-page-break/><text:span text:style-name="T15">Il progetto comporta l'uso di fiamme libere (di qualsiasi dimensione) o di sostanze chimiche potenzialmente pericolose o presenta, comunque, elementi che potrebbero potenzialmente comportare un rischio per la sicurezza delle persone?</text:span></text:p>
      <text:p text:style-name="Risposta">Nessun rischio</text:p>
      <text:p text:style-name="P29"><text:span text:style-name="T15"/></text:p>
      <text:p text:style-name="P29">Richieste di posizionamento:</text:p>
      <text:p text:style-name="P30">Se vuoi essere collocato vicino ad altri espositori, indicaci i nomi. Il posizionamento degli stand all’interno dello spazio espositivo viene fatto dai curatori allo scopo di dare la giusta visibilità e il giusto contesto ad ogni espositore e offrire al pubblico un percorso comprensibile e che invogli alla scoperta. Faremo il possibile per accontentarti, se la richiesta è compatibile con le aree tematiche della manifestazione, ma non possiamo assicurarlo.</text:p>
      <text:p text:style-name="Risposta">Nessuna preferenza</text:p>
      <text:p text:style-name="P37"/>
      <text:p text:style-name="P38"/>
      <text:h text:style-name="P39" text:outline-level="2"><text:bookmark-start text:name="__RefHeading___Toc2091_3025058518"/>Informazioni pubbliche<text:bookmark-end text:name="__RefHeading___Toc2091_3025058518"/></text:h>
      <text:section text:style-name="Sect2" text:name="app-popup-modal">
        <text:p text:style-name="P40">Queste informazioni saranno pubblicate nel nostro sito web e il nostro press team le userà per promuovere il progetto attraverso giornalisti e media partner.</text:p>
        <text:p text:style-name="P40">Lingua di compilazione:</text:p>
        <text:p text:style-name="P41">Puoi compilare questa scheda <text:span text:style-name="T16">in italiano o in inglese</text:span> a tua scelta: ci occuperemo noi di tradurre i testi usando l'intelligenza artificiale (ma avrai la possibilità di revisionarli prima della pubblicazione).</text:p>
        <text:p text:style-name="P42"><draw:control text:anchor-type="paragraph" draw:z-index="0" draw:name="Forma1" draw:style-name="gr2" draw:text-style-name="P33" svg:width="0.345cm" svg:height="0.345cm" svg:x="0cm" svg:y="0cm" draw:control="control1"/>Italiano</text:p>
        <text:p text:style-name="P42"><draw:control text:anchor-type="paragraph" draw:z-index="1" draw:name="Forma2" draw:style-name="gr1" draw:text-style-name="P33" svg:width="0.345cm" svg:height="0.345cm" svg:x="0cm" svg:y="0cm" draw:control="control2"/>English</text:p>
        <text:p text:style-name="P40">Titolo del progetto:</text:p>
        <text:p text:style-name="P31"><text:span text:style-name="Emphasis"><text:span text:style-name="T2">Terrario Evoluto</text:span></text:span>– <text:span text:style-name="T14">un e</text:span>cosistema <text:span text:style-name="T14">a</text:span>utonomo.</text:p>
        <text:p text:style-name="P40"/>
        <text:p text:style-name="P40">Descrivi il tuo progetto in pochissime parole: (IN ITALIANO)</text:p>
        <text:p text:style-name="Risposta">Un ecosistema <text:span text:style-name="T17">chiuso</text:span> controllato da ESP32 e sensori <text:span text:style-name="T17">ambientali per </text:span><text:s/>luce, <text:s/><text:span text:style-name="T17">umidità e temperatura</text:span>, accessibile via MQTT e <text:span text:style-name="T17">con led controllati in </text:span>PWM. </text:p>
        <text:p text:style-name="P41"><text:span text:style-name="T18"/></text:p>
        <text:p text:style-name="P40">Descrivi il tuo progetto in più parole (IN ITALIANO):</text:p>
        <text:p text:style-name="P41">(max 600 caratteri) Fai attenzione! Questo testo sarà utilizzato per presentare il tuo progetto nel nostro sito – catalogo espositori. Ci interessa dare la giusta visibilità al tuo progetto, ti chiediamo quindi di non eccedere nel numero di caratteri e rispettare le indicazioni. Tutti i campi pubblici saranno usati per sia per la promozione del progetto online e su eventuali materiali stampati sia per preparare eventuali materiali che troverai in fiera. Se inserisci più caratteri del consentito potrebbero esserci errori di stampa, il testo potrebbe essere tagliato e non vogliamo che questo accada.</text:p>
        <text:p text:style-name="P31"><text:span text:style-name="Emphasis"><text:span text:style-name="T2">Terrario Evoluto</text:span></text:span> è un ecosistema vivente controllato da ESP32, sensori e attuatori intelligenti. <text:span text:style-name="T14">Monitora</text:span> luce, temperatura, umidità <text:span text:style-name="T14">e controlla l’illuminazione </text:span>tramite PWM ed è accessibile da remoto via MQTT. <text:span text:style-name="T14">E’ un semplice sistema</text:span> <text:span text:style-name="T14">che integra </text:span>tecnologia e natura: <text:span text:style-name="T14">scenari</text:span> <text:span text:style-name="T14">con illuminazione </text:span>dinamic<text:span text:style-name="T14">a con</text:span> fading logaritmico <text:span text:style-name="T14">per simulare alba e tramonto, a corredo del microcosmo vegetale presente nel terrario</text:span>. </text:p>
        <text:p text:style-name="P40">Argomenti:</text:p>
        <text:p text:style-name="P41">Per aiutare i visitatori a trovare il tuo progetto, indica massimo 5 argomenti tra quelli elencati.</text:p>
        <text:p text:style-name="P42"><draw:control text:anchor-type="paragraph" draw:z-index="2" draw:name="Forma6" draw:style-name="gr1" draw:text-style-name="P33" svg:width="0.345cm" svg:height="0.345cm" svg:x="0cm" svg:y="0cm" draw:control="control3"/>Aerospace</text:p>
        <text:p text:style-name="P42"><draw:control text:anchor-type="paragraph" draw:z-index="3" draw:name="Forma7" draw:style-name="gr1" draw:text-style-name="P33" svg:width="0.345cm" svg:height="0.345cm" svg:x="0cm" svg:y="0cm" draw:control="control4"/>Agriculture &amp; Gardening</text:p>
        <text:p text:style-name="P42"><draw:control text:anchor-type="paragraph" draw:z-index="4" draw:name="Forma8" draw:style-name="gr1" draw:text-style-name="P33" svg:width="0.345cm" svg:height="0.345cm" svg:x="0cm" svg:y="0cm" draw:control="control5"/>Architecture</text:p>
        <text:p text:style-name="P42"><draw:control text:anchor-type="paragraph" draw:z-index="5" draw:name="Forma9" draw:style-name="gr1" draw:text-style-name="P33" svg:width="0.345cm" svg:height="0.345cm" svg:x="0cm" svg:y="0cm" draw:control="control6"/>Art</text:p>
        <text:p text:style-name="P42"><draw:control text:anchor-type="paragraph" draw:z-index="6" draw:name="Forma10" draw:style-name="gr1" draw:text-style-name="P33" svg:width="0.345cm" svg:height="0.345cm" svg:x="0cm" svg:y="0cm" draw:control="control7"/><text:soft-page-break/>Artificial Intelligence</text:p>
        <text:p text:style-name="P42"><draw:control text:anchor-type="paragraph" draw:z-index="7" draw:name="Forma11" draw:style-name="gr1" draw:text-style-name="P33" svg:width="0.345cm" svg:height="0.345cm" svg:x="0cm" svg:y="0cm" draw:control="control8"/>Audio &amp; Music</text:p>
        <text:p text:style-name="P42"><draw:control text:anchor-type="paragraph" draw:z-index="8" draw:name="Forma12" draw:style-name="gr1" draw:text-style-name="P33" svg:width="0.345cm" svg:height="0.345cm" svg:x="0cm" svg:y="0cm" draw:control="control9"/>Bikes</text:p>
        <text:p text:style-name="P42"><draw:control text:anchor-type="paragraph" draw:z-index="9" draw:name="Forma13" draw:style-name="gr1" draw:text-style-name="P33" svg:width="0.345cm" svg:height="0.345cm" svg:x="0cm" svg:y="0cm" draw:control="control10"/>Circular Economy</text:p>
        <text:p text:style-name="P42"><draw:control text:anchor-type="paragraph" draw:z-index="10" draw:name="Forma14" draw:style-name="gr1" draw:text-style-name="P33" svg:width="0.345cm" svg:height="0.345cm" svg:x="0cm" svg:y="0cm" draw:control="control11"/>Crafts</text:p>
        <text:p text:style-name="P42"><draw:control text:anchor-type="paragraph" draw:z-index="11" draw:name="Forma15" draw:style-name="gr1" draw:text-style-name="P33" svg:width="0.345cm" svg:height="0.345cm" svg:x="0cm" svg:y="0cm" draw:control="control12"/>Cultural Heritage</text:p>
        <text:p text:style-name="P42"><draw:control text:anchor-type="paragraph" draw:z-index="12" draw:name="Forma16" draw:style-name="gr1" draw:text-style-name="P33" svg:width="0.345cm" svg:height="0.345cm" svg:x="0cm" svg:y="0cm" draw:control="control13"/>Design &amp; Furniture</text:p>
        <text:p text:style-name="P42"><draw:control text:anchor-type="paragraph" draw:z-index="13" draw:name="Forma17" draw:style-name="gr1" draw:text-style-name="P33" svg:width="0.345cm" svg:height="0.345cm" svg:x="0cm" svg:y="0cm" draw:control="control14"/>Digital Fabrication</text:p>
        <text:p text:style-name="P42"><draw:control text:anchor-type="paragraph" draw:z-index="14" draw:name="Forma18" draw:style-name="gr1" draw:text-style-name="P33" svg:width="0.345cm" svg:height="0.345cm" svg:x="0cm" svg:y="0cm" draw:control="control15"/>Drones &amp; Rovers</text:p>
        <text:p text:style-name="P42"><draw:control text:anchor-type="paragraph" draw:z-index="15" draw:name="Forma19" draw:style-name="gr1" draw:text-style-name="P33" svg:width="0.345cm" svg:height="0.345cm" svg:x="0cm" svg:y="0cm" draw:control="control16"/>Educational Technology</text:p>
        <text:p text:style-name="P42"><draw:control text:anchor-type="paragraph" draw:z-index="16" draw:name="Forma20" draw:style-name="gr1" draw:text-style-name="P33" svg:width="0.345cm" svg:height="0.345cm" svg:x="0cm" svg:y="0cm" draw:control="control17"/>Electronics &amp; IoT</text:p>
        <text:p text:style-name="P42"><draw:control text:anchor-type="paragraph" draw:z-index="17" draw:name="Forma21" draw:style-name="gr1" draw:text-style-name="P33" svg:width="0.345cm" svg:height="0.345cm" svg:x="0cm" svg:y="0cm" draw:control="control18"/>Energy</text:p>
        <text:p text:style-name="P42"><draw:control text:anchor-type="paragraph" draw:z-index="18" draw:name="Forma22" draw:style-name="gr1" draw:text-style-name="P33" svg:width="0.345cm" svg:height="0.345cm" svg:x="0cm" svg:y="0cm" draw:control="control19"/>Fashion &amp; Wearables</text:p>
        <text:p text:style-name="P42"><draw:control text:anchor-type="paragraph" draw:z-index="19" draw:name="Forma23" draw:style-name="gr1" draw:text-style-name="P33" svg:width="0.345cm" svg:height="0.345cm" svg:x="0cm" svg:y="0cm" draw:control="control20"/>Food</text:p>
        <text:p text:style-name="P42"><draw:control text:anchor-type="paragraph" draw:z-index="20" draw:name="Forma24" draw:style-name="gr1" draw:text-style-name="P33" svg:width="0.345cm" svg:height="0.345cm" svg:x="0cm" svg:y="0cm" draw:control="control21"/>Games</text:p>
        <text:p text:style-name="P42"><draw:control text:anchor-type="paragraph" draw:z-index="21" draw:name="Forma25" draw:style-name="gr1" draw:text-style-name="P33" svg:width="0.345cm" svg:height="0.345cm" svg:x="0cm" svg:y="0cm" draw:control="control22"/>Health</text:p>
        <text:p text:style-name="P42"><draw:control text:anchor-type="paragraph" draw:z-index="22" draw:name="Forma26" draw:style-name="gr1" draw:text-style-name="P33" svg:width="0.345cm" svg:height="0.345cm" svg:x="0cm" svg:y="0cm" draw:control="control23"/>Home Automation</text:p>
        <text:p text:style-name="P42"><draw:control text:anchor-type="paragraph" draw:z-index="23" draw:name="Forma27" draw:style-name="gr1" draw:text-style-name="P33" svg:width="0.345cm" svg:height="0.345cm" svg:x="0cm" svg:y="0cm" draw:control="control24"/>Industrial Automation</text:p>
        <text:p text:style-name="P42"><draw:control text:anchor-type="paragraph" draw:z-index="24" draw:name="Forma28" draw:style-name="gr1" draw:text-style-name="P33" svg:width="0.345cm" svg:height="0.345cm" svg:x="0cm" svg:y="0cm" draw:control="control25"/>Mobility</text:p>
        <text:p text:style-name="P42"><draw:control text:anchor-type="paragraph" draw:z-index="25" draw:name="Forma29" draw:style-name="gr1" draw:text-style-name="P33" svg:width="0.345cm" svg:height="0.345cm" svg:x="0cm" svg:y="0cm" draw:control="control26"/>New Materials</text:p>
        <text:p text:style-name="P42"><draw:control text:anchor-type="paragraph" draw:z-index="26" draw:name="Forma30" draw:style-name="gr1" draw:text-style-name="P33" svg:width="0.345cm" svg:height="0.345cm" svg:x="0cm" svg:y="0cm" draw:control="control27"/>Open Source</text:p>
        <text:p text:style-name="P42"><draw:control text:anchor-type="paragraph" draw:z-index="27" draw:name="Forma31" draw:style-name="gr1" draw:text-style-name="P33" svg:width="0.345cm" svg:height="0.345cm" svg:x="0cm" svg:y="0cm" draw:control="control28"/>Pets &amp; Animals</text:p>
        <text:p text:style-name="P42"><draw:control text:anchor-type="paragraph" draw:z-index="28" draw:name="Forma32" draw:style-name="gr1" draw:text-style-name="P33" svg:width="0.345cm" svg:height="0.345cm" svg:x="0cm" svg:y="0cm" draw:control="control29"/>Photography</text:p>
        <text:p text:style-name="P42"><draw:control text:anchor-type="paragraph" draw:z-index="29" draw:name="Forma33" draw:style-name="gr1" draw:text-style-name="P33" svg:width="0.345cm" svg:height="0.345cm" svg:x="0cm" svg:y="0cm" draw:control="control30"/>Projects for Kids</text:p>
        <text:p text:style-name="P42"><draw:control text:anchor-type="paragraph" draw:z-index="30" draw:name="Forma34" draw:style-name="gr1" draw:text-style-name="P33" svg:width="0.345cm" svg:height="0.345cm" svg:x="0cm" svg:y="0cm" draw:control="control31"/>Retrocomputing</text:p>
        <text:p text:style-name="P42"><draw:control text:anchor-type="paragraph" draw:z-index="31" draw:name="Forma35" draw:style-name="gr1" draw:text-style-name="P33" svg:width="0.345cm" svg:height="0.345cm" svg:x="0cm" svg:y="0cm" draw:control="control32"/>Robots</text:p>
        <text:p text:style-name="P42"><draw:control text:anchor-type="paragraph" draw:z-index="32" draw:name="Forma36" draw:style-name="gr1" draw:text-style-name="P33" svg:width="0.345cm" svg:height="0.345cm" svg:x="0cm" svg:y="0cm" draw:control="control33"/>Science</text:p>
        <text:p text:style-name="P42"><draw:control text:anchor-type="paragraph" draw:z-index="33" draw:name="Forma37" draw:style-name="gr1" draw:text-style-name="P33" svg:width="0.345cm" svg:height="0.345cm" svg:x="0cm" svg:y="0cm" draw:control="control34"/>Smart Cities</text:p>
        <text:p text:style-name="P42"><draw:control text:anchor-type="paragraph" draw:z-index="34" draw:name="Forma38" draw:style-name="gr1" draw:text-style-name="P33" svg:width="0.345cm" svg:height="0.345cm" svg:x="0cm" svg:y="0cm" draw:control="control35"/>Sport</text:p>
        <text:p text:style-name="P42"><draw:control text:anchor-type="paragraph" draw:z-index="35" draw:name="Forma39" draw:style-name="gr1" draw:text-style-name="P33" svg:width="0.345cm" svg:height="0.345cm" svg:x="0cm" svg:y="0cm" draw:control="control36"/>Steam Punk</text:p>
        <text:p text:style-name="P42"><draw:control text:anchor-type="paragraph" draw:z-index="36" draw:name="Forma40" draw:style-name="gr1" draw:text-style-name="P33" svg:width="0.345cm" svg:height="0.345cm" svg:x="0cm" svg:y="0cm" draw:control="control37"/>Sustainability</text:p>
        <text:p text:style-name="P42"><draw:control text:anchor-type="paragraph" draw:z-index="37" draw:name="Forma41" draw:style-name="gr1" draw:text-style-name="P33" svg:width="0.345cm" svg:height="0.345cm" svg:x="0cm" svg:y="0cm" draw:control="control38"/>Virtual Reality</text:p>
        <text:p text:style-name="P40"><text:soft-page-break/>Autore del progetto:</text:p>
        <text:p text:style-name="P41">Indica il nome dell'autore, o degli autori, o del gruppo, così come vuoi che appaia nel catalogo degli espositori.</text:p>
        <text:p text:style-name="P43">Marco Lucani</text:p>
        <text:p text:style-name="P44"><text:bookmark-start text:name="__RefHeading___Toc2093_3025058518"/>Cosa imparerà il pubblico visitando il tuo stand?<text:bookmark-end text:name="__RefHeading___Toc2093_3025058518"/></text:p>
        <text:p text:style-name="P41">I visitatori di Maker Faire Rome si aspettano di scoprire e imparare. Individua fino a tre cose che potranno imparare vedendo il tuo progetto e parlando con te. Ad esempio: come usare una particolare tecnologia, o quali principi fisici sono alla base del tuo progetto, o come si può innovare nel tuo settore... Cerca di scrivere cose accattivanti che stimolino la curiosità! Le useremo per promuoverti.</text:p>
        <text:list text:style-name="L12">
          <text:list-item>
            <text:p text:style-name="P45">Come controllare luce, temperatura e umidità con tecnologie IoT usando ESP32 e MQTT.</text:p>
          </text:list-item>
          <text:list-item>
            <text:p text:style-name="P45">Come creare effetti di illuminazione realistici con fading logaritmico via PWM.</text:p>
          </text:list-item>
          <text:list-item>
            <text:p text:style-name="P45">Come fondere natura e tecnologia in un progetto <text:span text:style-name="T14">semplice ma </text:span><text:span text:style-name="T19">che pensa </text:span><text:span text:style-name="T8">a</text:span><text:span text:style-name="T19">l futuro.</text:span></text:p>
          </text:list-item>
        </text:list>
        <text:p text:style-name="P40"/>
        <text:p text:style-name="P44"><text:bookmark-start text:name="__RefHeading___Toc2095_3025058518"/>Intervista<text:bookmark-end text:name="__RefHeading___Toc2095_3025058518"/></text:p>
        <text:p text:style-name="P40">Come classificheresti il tuo progetto?</text:p>
        <text:p text:style-name="P41">Se pensi che appartenga a più categorie, scegli la principale.</text:p>
        <text:p text:style-name="P42"><draw:control text:anchor-type="paragraph" draw:z-index="38" draw:name="Forma46" draw:style-name="gr1" draw:text-style-name="P33" svg:width="0.345cm" svg:height="0.345cm" svg:x="0cm" svg:y="0cm" draw:control="control39"/>Innovative project - Progetto innovativo</text:p>
        <text:p text:style-name="P42"><draw:control text:anchor-type="paragraph" draw:z-index="39" draw:name="Forma47" draw:style-name="gr2" draw:text-style-name="P33" svg:width="0.345cm" svg:height="0.345cm" svg:x="0cm" svg:y="0cm" draw:control="control40"/>Creative project - Progetto creativo</text:p>
        <text:p text:style-name="P42"><draw:control text:anchor-type="paragraph" draw:z-index="40" draw:name="Forma48" draw:style-name="gr1" draw:text-style-name="P33" svg:width="0.345cm" svg:height="0.345cm" svg:x="0cm" svg:y="0cm" draw:control="control41"/>Informative project - Progetto divulgativo</text:p>
        <text:p text:style-name="P40">Parlaci del tuo progetto. In cosa consiste?</text:p>
        <text:p text:style-name="Risposta">Un terrario intelligente gestito da ESP32 che controlla in tempo reale luce, temperatura e umidità tramite sensori e attuatori PWM. Il sistema è connesso via MQTT e integrato con effetti luminosi dinamici per simulare il ciclo naturale giorno-notte. Natura e tecnologia si fondono in perfetto equilibrio. </text:p>
        <text:p text:style-name="P40">Da dove nasce l’idea del tuo progetto? Come sei passato dall’idea alla realizzazione? Parlaci del processo di realizzazione.</text:p>
        <text:p text:style-name="Risposta">L’idea è nata dal desiderio di unire tecnologia e natura, creando un ambiente controllato dove poter osservare l’equilibrio tra luce, umidità e temperatura. Ho iniziato sperimentando con l’ESP32 e sensori ambientali, per poi integrare MQTT, fading PWM <text:span text:style-name="T19">per aggiungere effetti realistici</text:span>. Il progetto è cresciuto con un approccio modulare: test, debug, e tanta cura <text:span text:style-name="T19">nella realizzazione delle ambientazioni naturali dando il giusto perso sia al fatture estetico che a quello tecnologico</text:span>. È un laboratorio vivente che <text:span text:style-name="T19">cresce ogni giorno.</text:span></text:p>
        <text:p text:style-name="Text_20_body"><text:tab/>In che modo creatività, tecnologia, ingegno e innovazione si fondono nel tuo progetto?</text:p>
        <text:p text:style-name="P31"><text:soft-page-break/>Nel mio progetto, la tecnologia diventa strumento <text:span text:style-name="T19">fondamentale per rendere l’ecosistema naturale, il più autonomo possibile. La sensoristica, il microcontrollore i led pilotati in PWM</text:span> non solo regolano un ambiente, ma <text:span text:style-name="T19">solo un ausilio importante per </text:span><text:s/>ciclo vitale <text:span text:style-name="T19">del terrario</text:span>. <text:span text:style-name="T20">Il progetto è stato studiato per mantenere la massima semplicità pur garantendo delle caratteristiche importanti per l’integrazione con l’ambiente naturale che gestisce</text:span>. <text:span text:style-name="Emphasis"><text:span text:style-name="T2">Terrario Evoluto</text:span></text:span><text:span text:style-name="T20"> è</text:span> un esempio tangibile di come l'innovazione possa servire a replicare i delicati equilibri naturali. </text:p>
        <text:p text:style-name="P40">Parliamo di voi. Avete realizzato altri progetti in passato? Cosa avete studiato? Come siete diventati dei maker?</text:p>
        <text:p text:style-name="Risposta">Sono un ingegnere informatico con una <text:s/>passione per l’elettronica. Ho iniziato sperimentando con microcontrollori come <text:span text:style-name="T21">Arduino ed </text:span>ESP32, integrando software, sensori e attuatori per sviluppare soluzioni di automazione domestica. Mi appassiona trasformare idee in sistemi <text:s/>dove la tecnologia diventa uno strumento concreto per semplificare la vita e risolvere problemi reali. </text:p>
        <text:p text:style-name="P44"><text:bookmark-start text:name="__RefHeading___Toc2097_3025058518"/>Contatti<text:bookmark-end text:name="__RefHeading___Toc2097_3025058518"/></text:p>
        <text:p text:style-name="P40">Sito web (questa informazione sarà pubblica):</text:p>
        <text:p text:style-name="P41">Inserisci il link al Sito web del progetto, alla galleria di foto, al portfolio</text:p>
        <text:p text:style-name="P40">Public e-mail: (questa informazione sarà resa pubblica)</text:p>
        <text:p text:style-name="P41">Inserisci, se vuoi, un indirizzo mail da rendere pubblico sul catalogo espositori per farti contattare dagli utenti interessati al tuo progetto.</text:p>
        <text:p text:style-name="P43"><text:span text:style-name="T2">Terrario.evoluto</text:span>@gmail.com</text:p>
        <text:p text:style-name="P40">Public phone: (questa informazione sarà resa pubblica)</text:p>
        <text:p text:style-name="P41">Inserisci, se vuoi, un numero di telefono da rendere pubblico sul catalogo espositori per farti contattare dagli utenti interessati al tuo progetto.</text:p>
        <text:p text:style-name="P44"><text:bookmark-start text:name="__RefHeading___Toc2099_3025058518"/>Social<text:bookmark-end text:name="__RefHeading___Toc2099_3025058518"/></text:p>
        <text:p text:style-name="P41">Indica, se vuoi, gli account social del progetto o dell'autore del progetto.</text:p>
        <text:p text:style-name="P40">Instagram:</text:p>
        <text:p text:style-name="P40">Linkedin:</text:p>
        <text:p text:style-name="P40">YouTube:</text:p>
        <text:p text:style-name="P40">Facebook:</text:p>
        <text:p text:style-name="P40">X (Twitter):</text:p>
      </text:section>
      <text:p text:style-name="Standard"><text:line-break/></text:p>
      <text:p text:style-name="P38"/>
      <text:p text:style-name="P37"/>
      <text:list text:continue-list="list620648461" text:style-name="L11">
        <text:list-header>
          <text:p text:style-name="P27"><text:span text:style-name="Strong_20_Emphasis"/></text:p>
        </text:list-header>
      </text:list>
      <text:h text:style-name="Heading_20_2" text:outline-level="2"><text:bookmark-start text:name="__RefHeading___Toc2043_945751147"/><text:soft-page-break/>Foto/video<text:bookmark-end text:name="__RefHeading___Toc2043_945751147"/></text:h>
      <text:p text:style-name="P46"/>
      <text:p text:style-name="P46">Foto dell'autore / degli autori del progetto:</text:p>
      <text:p text:style-name="P47">Carica una foto professionale, che potremo rendere pubblica sui nostri canali. Assicurati di avere i diritti sull'immagine che stai caricando. (Max 6MB)</text:p>
      <text:p text:style-name="P46">Foto del progetto (1)</text:p>
      <text:p text:style-name="P47">Puoi caricare fino a 10 foto ad alta risoluzione (saranno usate per il sito web e divulgate dall'ufficio stampa attraverso giornalisti e media partners). Formato JPG, minimo 2000px, massimo 6MB. Allega solo fotografie del progetto e non allegare render, altrimenti penseremo che il tuo progetto non sia realizzato!</text:p>
      <text:p text:style-name="P46">Foto del progetto (2)</text:p>
      <text:p text:style-name="P46">Foto del progetto (3):</text:p>
      <text:p text:style-name="P46">Foto del progetto (4):</text:p>
      <text:p text:style-name="P46">Foto del progetto (5):</text:p>
      <text:p text:style-name="P46">Foto del progetto (6):</text:p>
      <text:p text:style-name="P46">Foto del progetto (7):</text:p>
      <text:p text:style-name="P46">Foto del progetto (8):</text:p>
      <text:p text:style-name="P46">Foto del progetto (9):</text:p>
      <text:p text:style-name="P46">Foto del progetto (10):</text:p>
      <text:p text:style-name="P46">Link al video:</text:p>
      <text:p text:style-name="P47">Vuoi condividere un video di presentazione del progetto? Puoi inserire un link a YouTube o Vimeo. Il video dovrebbe durare massimo 120 secondi. Se il tuo progetto sarà selezionato Maker Faire Rome potrà utilizzare il video sui propri canali per promuovere il progetto. Assicurati di possedere i diritti del video e non usare sottofondo musicale protetto da copyrigh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Risposta" style:family="paragraph" style:parent-style-name="Text_20_body">
      <style:paragraph-properties fo:margin-left="0.741cm" fo:margin-right="0.741cm" fo:margin-top="0cm" fo:margin-bottom="0.247cm" style:contextual-spacing="false" fo:text-indent="0cm" style:auto-text-indent="false">
        <style:tab-stops/>
      </style:paragraph-properties>
      <style:text-properties fo:color="#2a6099" loext:opacity="100%" fo:font-weight="bold" fo:background-color="#ffffff" loext:padding="0cm" loext:border="none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07:16:21.841000000</meta:creation-date>
    <dc:date>2025-06-21T18:58:16.347109000</dc:date>
    <meta:editing-duration>PT7H48M46S</meta:editing-duration>
    <meta:editing-cycles>24</meta:editing-cycles>
    <meta:generator>LibreOffice/25.2.1.2$MacOSX_X86_64 LibreOffice_project/d3abf4aee5fd705e4a92bba33a32f40bc4e56f49</meta:generator>
    <meta:document-statistic meta:table-count="1" meta:image-count="0" meta:object-count="0" meta:page-count="20" meta:paragraph-count="365" meta:word-count="4031" meta:character-count="26388" meta:non-whitespace-character-count="22758"/>
  </office:meta>
</office:document-meta>
</file>